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58cm"/>
    </style:style>
    <style:style style:name="ro1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0.92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1.79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4.263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cc00"/>
    </style:style>
    <style:style style:name="ce16" style:family="table-cell" style:parent-style-name="Default">
      <style:table-cell-properties fo:background-color="#cc66ff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99ff33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justify" fo:margin-left="0cm"/>
    </style:style>
    <style:style style:name="ce24" style:family="table-cell" style:parent-style-name="Default">
      <style:table-cell-properties fo:background-color="#ff9900" style:text-align-source="fix" style:repeat-content="false"/>
      <style:paragraph-properties fo:text-align="justify" fo:margin-left="0cm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justify" fo:margin-left="0cm"/>
    </style:style>
    <style:style style:name="ce26" style:family="table-cell" style:parent-style-name="Default">
      <style:table-cell-properties fo:background-color="#66ffff" style:text-align-source="fix" style:repeat-content="false"/>
      <style:paragraph-properties fo:text-align="justify" fo:margin-left="0cm"/>
    </style:style>
    <style:style style:name="ce27" style:family="table-cell" style:parent-style-name="Default">
      <style:table-cell-properties fo:background-color="#ff3366" style:text-align-source="fix" style:repeat-content="false"/>
      <style:paragraph-properties fo:text-align="justify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justify" fo:margin-left="0cm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justify" fo:margin-left="0cm"/>
    </style:style>
    <style:style style:name="ce31" style:family="table-cell" style:parent-style-name="Default">
      <style:table-cell-properties fo:background-color="#99ff33" style:text-align-source="fix" style:repeat-content="false"/>
      <style:paragraph-properties fo:text-align="justify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6600" style:text-align-source="fix" style:repeat-content="false"/>
      <style:paragraph-properties fo:text-align="justify" fo:margin-left="0cm"/>
    </style:style>
    <style:style style:name="T3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1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4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2" style:family="text">
      <style:text-properties style:font-name="Gentium" fo:font-size="10pt" style:font-name-asian="Gentium" style:font-size-asian="10pt" style:font-name-complex="Gentium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1"/>
        <table:table-row table:style-name="ro3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 office:value-type="string">
            <text:p>coda</text:p>
          </table:table-cell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wambule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  <table:table-cell table:number-columns-repeated="1004"/>
        </table:table-row>
        <table:table-row table:style-name="ro5"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  <table:table-cell table:number-columns-repeated="1004"/>
        </table:table-row>
        <table:table-row table:style-name="ro3"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table:number-columns-repeated="2"/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  <table:table-cell table:number-columns-repeated="1004"/>
        </table:table-row>
        <table:table-row table:style-name="ro7">
          <table:table-cell office:value-type="string">
            <text:p>b</text:p>
          </table:table-cell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bwar</text:p>
          </table:table-cell>
          <table:table-cell office:value-type="string">
            <text:p>increase, grow</text:p>
          </table:table-cell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30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1007"/>
        </table:table-row>
        <table:table-row table:style-name="ro6">
          <table:table-cell office:value-type="string">
            <text:p>bl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8"/>
          <table:table-cell table:style-name="ce31"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1007"/>
        </table:table-row>
        <table:table-row table:style-name="ro6">
          <table:table-cell office:value-type="string">
            <text:p>bl</text:p>
          </table:table-cell>
          <table:table-cell office:value-type="string">
            <text:p>ep/m</text:p>
          </table:table-cell>
          <table:table-cell office:value-type="string">
            <text:p>m/p</text:p>
          </table:table-cell>
          <table:table-cell table:style-name="ce12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1007"/>
        </table:table-row>
        <table:table-row table:style-name="ro3">
          <table:table-cell office:value-type="string">
            <text:p>bl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1011"/>
        </table:table-row>
        <table:table-row table:style-name="ro6">
          <table:table-cell office:value-type="string">
            <text:p>bl</text:p>
          </table:table-cell>
          <table:table-cell table:number-columns-repeated="2" office:value-type="string">
            <text:p>ut</text:p>
          </table:table-cell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1007"/>
        </table:table-row>
        <table:table-row table:style-name="ro7">
          <table:table-cell office:value-type="string">
            <text:p>br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8"/>
          <table:table-cell table:style-name="ce12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table:style-name="ce31" office:value-type="string">
            <text:p>ɴbod, bos</text:p>
          </table:table-cell>
          <table:table-cell table:number-columns-repeated="1006"/>
        </table:table-row>
        <table:table-row table:style-name="ro8"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number-columns-repeated="4"/>
          <table:table-cell office:value-type="string">
            <text:p>tima (tia)</text:p>
          </table:table-cell>
          <table:table-cell office:value-type="string">
            <text:p>to reach (archaic)</text:p>
          </table:table-cell>
          <table:table-cell table:number-columns-repeated="1007"/>
        </table:table-row>
        <table:table-row table:style-name="ro7"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, du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11"/>
        </table:table-row>
        <table:table-row table:style-name="ro3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12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1006"/>
        </table:table-row>
        <table:table-row table:style-name="ro7">
          <table:table-cell office:value-type="string">
            <text:p>d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12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dwakt</text:p>
          </table:table-cell>
          <table:table-cell office:value-type="string">
            <text:p>be enough</text:p>
          </table:table-cell>
          <table:table-cell table:style-name="ce25"/>
          <table:table-cell table:number-columns-repeated="3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1007"/>
        </table:table-row>
        <table:table-row table:style-name="ro3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1007"/>
        </table:table-row>
        <table:table-row table:style-name="ro8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1007"/>
        </table:table-row>
        <table:table-row table:style-name="ro8">
          <table:table-cell office:value-type="string">
            <text:p>d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table:number-columns-repeated="6"/>
          <table:table-cell table:style-name="ce1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number-columns-repeated="4"/>
          <table:table-cell office:value-type="string">
            <text:p>timma (timu)</text:p>
          </table:table-cell>
          <table:table-cell office:value-type="string">
            <text:p>to press down</text:p>
          </table:table-cell>
          <table:table-cell table:number-columns-repeated="1007"/>
        </table:table-row>
        <table:table-row table:style-name="ro9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1006"/>
        </table:table-row>
        <table:table-row table:style-name="ro7">
          <table:table-cell office:value-type="string">
            <text:p>d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pt</text:p>
          </table:table-cell>
          <table:table-cell office:value-type="string">
            <text:p>fill, draw (water)</text:p>
          </table:table-cell>
          <table:table-cell table:number-columns-repeated="4"/>
          <table:table-cell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number-columns-repeated="1007"/>
        </table:table-row>
        <table:table-row table:style-name="ro3">
          <table:table-cell office:value-type="string">
            <text:p>d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11"/>
        </table:table-row>
        <table:table-row table:style-name="ro10">
          <table:table-cell office:value-type="string">
            <text:p>d</text:p>
          </table:table-cell>
          <table:table-cell office:value-type="string">
            <text:p>ɔŋ</text:p>
          </table:table-cell>
          <table:table-cell office:value-type="string">
            <text:p>ŋ</text:p>
          </table:table-cell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1009"/>
        </table:table-row>
        <table:table-row table:style-name="ro9">
          <table:table-cell office:value-type="string">
            <text:p>d</text:p>
          </table:table-cell>
          <table:table-cell office:value-type="string">
            <text:p>aŋ/k</text:p>
          </table:table-cell>
          <table:table-cell office:value-type="string">
            <text:p>ŋ/k</text:p>
          </table:table-cell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11"/>
        </table:table-row>
        <table:table-row table:style-name="ro3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ja, ju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 table:number-columns-repeated="1005"/>
        </table:table-row>
        <table:table-row table:style-name="ro7">
          <table:table-cell office:value-type="string">
            <text:p>dz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kt</text:p>
          </table:table-cell>
          <table:table-cell office:value-type="string">
            <text:p>jump down</text:p>
          </table:table-cell>
          <table:table-cell table:number-columns-repeated="4"/>
          <table:table-cell table:style-name="ce13" office:value-type="string">
            <text:p>cʰukma (cʰukta)</text:p>
          </table:table-cell>
          <table:table-cell table:style-name="ce13" office:value-type="string">
            <text:p>to jump, land (birds, planes)</text:p>
          </table:table-cell>
          <table:table-cell table:number-columns-repeated="1007"/>
        </table:table-row>
        <table:table-row table:style-name="ro6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jwak </text:p>
          </table:table-cell>
          <table:table-cell office:value-type="string">
            <text:p>swim (n)</text:p>
          </table:table-cell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 table:number-columns-repeated="1005"/>
        </table:table-row>
        <table:table-row table:style-name="ro6">
          <table:table-cell office:value-type="string">
            <text:p>dz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cekma (cektu) </text:p>
          </table:table-cell>
          <table:table-cell office:value-type="string">
            <text:p>to cut, chop up</text:p>
          </table:table-cell>
          <table:table-cell table:number-columns-repeated="1007"/>
        </table:table-row>
        <table:table-row table:style-name="ro3">
          <table:table-cell office:value-type="string">
            <text:p>dz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1007"/>
        </table:table-row>
        <table:table-row table:style-name="ro3">
          <table:table-cell office:value-type="string">
            <text:p>dz</text:p>
          </table:table-cell>
          <table:table-cell office:value-type="string">
            <text:p>ɑr</text:p>
          </table:table-cell>
          <table:table-cell office:value-type="string">
            <text:p>r</text:p>
          </table:table-cell>
          <table:table-cell office:value-type="string">
            <text:p>dzhor</text:p>
          </table:table-cell>
          <table:table-cell office:value-type="string">
            <text:p>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ar</text:p>
          </table:table-cell>
          <table:table-cell office:value-type="string">
            <text:p>drip, drizzle</text:p>
          </table:table-cell>
          <table:table-cell table:number-columns-repeated="1013"/>
        </table:table-row>
        <table:table-row table:style-name="ro6">
          <table:table-cell office:value-type="string">
            <text:p>dz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 table:number-columns-repeated="1005"/>
        </table:table-row>
        <table:table-row table:style-name="ro6">
          <table:table-cell office:value-type="string">
            <text:p>dz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ʣhit</text:p>
          </table:table-cell>
          <table:table-cell office:value-type="string">
            <text:p>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office:value-type="string">
            <text:p>ʣhitt</text:p>
          </table:table-cell>
          <table:table-cell office:value-type="string">
            <text:p>soak</text:p>
          </table:table-cell>
          <table:table-cell office:value-type="string">
            <text:p>jit</text:p>
          </table:table-cell>
          <table:table-cell office:value-type="string">
            <text:p>make wet, moisten</text:p>
          </table:table-cell>
          <table:table-cell table:number-columns-repeated="1013"/>
        </table:table-row>
        <table:table-row table:style-name="ro8">
          <table:table-cell office:value-type="string">
            <text:p>g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1007"/>
        </table:table-row>
        <table:table-row table:style-name="ro3">
          <table:table-cell office:value-type="string">
            <text:p>g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table:style-name="ce13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4"/>
          <table:table-cell table:style-name="ce13" office:value-type="string">
            <text:p>kak</text:p>
          </table:table-cell>
          <table:table-cell office:value-type="string">
            <text:p>to crack</text:p>
          </table:table-cell>
          <table:table-cell table:number-columns-repeated="1011"/>
        </table:table-row>
        <table:table-row table:style-name="ro10">
          <table:table-cell office:value-type="string">
            <text:p>g</text:p>
          </table:table-cell>
          <table:table-cell office:value-type="string">
            <text:p>i/ek</text:p>
          </table:table-cell>
          <table:table-cell office:value-type="string">
            <text:p>k</text:p>
          </table:table-cell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table:number-columns-repeated="2"/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  <table:table-cell table:number-columns-repeated="1004"/>
        </table:table-row>
        <table:table-row table:style-name="ro6">
          <table:table-cell office:value-type="string">
            <text:p>g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ghol</text:p>
          </table:table-cell>
          <table:table-cell office:value-type="string">
            <text:p>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wal</text:p>
          </table:table-cell>
          <table:table-cell office:value-type="string">
            <text:p>extend, amount to</text:p>
          </table:table-cell>
          <table:table-cell table:number-columns-repeated="1013"/>
        </table:table-row>
        <table:table-row table:style-name="ro7">
          <table:table-cell office:value-type="string">
            <text:p>g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ghum</text:p>
          </table:table-cell>
          <table:table-cell office:value-type="string">
            <text:p>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um</text:p>
          </table:table-cell>
          <table:table-cell office:value-type="string">
            <text:p>bend oneself</text:p>
          </table:table-cell>
          <table:table-cell table:number-columns-repeated="1013"/>
        </table:table-row>
        <table:table-row table:style-name="ro8">
          <table:table-cell office:value-type="string">
            <text:p>g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1009"/>
        </table:table-row>
        <table:table-row table:style-name="ro6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1007"/>
        </table:table-row>
        <table:table-row table:style-name="ro7">
          <table:table-cell office:value-type="string">
            <text:p>g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1007"/>
        </table:table-row>
        <table:table-row table:style-name="ro6">
          <table:table-cell office:value-type="string">
            <text:p>g/ŋg ~ k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ukt</text:p>
          </table:table-cell>
          <table:table-cell office:value-type="string">
            <text:p>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ghuk</text:p>
          </table:table-cell>
          <table:table-cell office:value-type="string">
            <text:p>bend (it)</text:p>
          </table:table-cell>
          <table:table-cell table:number-columns-repeated="6"/>
          <table:table-cell office:value-type="string">
            <text:p>kuŋma (kuŋtu)</text:p>
          </table:table-cell>
          <table:table-cell office:value-type="string">
            <text:p>bend</text:p>
          </table:table-cell>
          <table:table-cell office:value-type="string">
            <text:p>gug.po</text:p>
          </table:table-cell>
          <table:table-cell office:value-type="string">
            <text:p>ŋgɤɣ</text:p>
          </table:table-cell>
          <table:table-cell table:number-columns-repeated="1005"/>
        </table:table-row>
        <table:table-row table:style-name="ro3">
          <table:table-cell office:value-type="string">
            <text:p>gl</text:p>
          </table:table-cell>
          <table:table-cell office:value-type="string">
            <text:p>ak</text:p>
          </table:table-cell>
          <table:table-cell office:value-type="string">
            <text:p>k/ŋ</text:p>
          </table:table-cell>
          <table:table-cell office:value-type="string">
            <text:p>ghlaŋ</text:p>
          </table:table-cell>
          <table:table-cell office:value-type="string">
            <text:p>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lak</text:p>
          </table:table-cell>
          <table:table-cell office:value-type="string">
            <text:p>win</text:p>
          </table:table-cell>
          <table:table-cell table:number-columns-repeated="1013"/>
        </table:table-row>
        <table:table-row table:style-name="ro9">
          <table:table-cell office:value-type="string">
            <text:p>gl</text:p>
          </table:table-cell>
          <table:table-cell office:value-type="string">
            <text:p>um/p</text:p>
          </table:table-cell>
          <table:table-cell office:value-type="string">
            <text:p>m/p</text:p>
          </table:table-cell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upt</text:p>
          </table:table-cell>
          <table:table-cell office:value-type="string">
            <text:p>sleep with</text:p>
          </table:table-cell>
          <table:table-cell table:number-columns-repeated="2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1007"/>
        </table:table-row>
        <table:table-row table:style-name="ro8">
          <table:table-cell office:value-type="string">
            <text:p>gr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  <table:table-cell table:number-columns-repeated="1004"/>
        </table:table-row>
        <table:table-row table:style-name="ro6">
          <table:table-cell office:value-type="string">
            <text:p>gr</text:p>
          </table:table-cell>
          <table:table-cell office:value-type="string">
            <text:p>ɛmt</text:p>
          </table:table-cell>
          <table:table-cell office:value-type="string">
            <text:p>mt</text:p>
          </table:table-cell>
          <table:table-cell office:value-type="string">
            <text:p>ghrɛmt</text:p>
          </table:table-cell>
          <table:table-cell office:value-type="string">
            <text:p>m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ram</text:p>
          </table:table-cell>
          <table:table-cell office:value-type="string">
            <text:p>feel hating for, hatred</text:p>
          </table:table-cell>
          <table:table-cell table:number-columns-repeated="1013"/>
        </table:table-row>
        <table:table-row table:style-name="ro7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ɔl</text:p>
          </table:table-cell>
          <table:table-cell office:value-type="string">
            <text:p>l</text:p>
          </table:table-cell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wal(s), hu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1011"/>
        </table:table-row>
        <table:table-row table:style-name="ro6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12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11"/>
        </table:table-row>
        <table:table-row table:style-name="ro7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11"/>
        </table:table-row>
        <table:table-row table:style-name="ro6">
          <table:table-cell office:value-type="string">
            <text:p>h</text:p>
          </table:table-cell>
          <table:table-cell office:value-type="string">
            <text:p>a/o</text:p>
          </table:table-cell>
          <table:table-cell office:value-type="string">
            <text:p>ŋ</text:p>
          </table:table-cell>
          <table:table-cell table:style-name="ce24"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1007"/>
        </table:table-row>
        <table:table-row table:style-name="ro11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12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4"/>
          <table:table-cell table:style-name="ce24"/>
          <table:table-cell table:number-columns-repeated="3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1011"/>
        </table:table-row>
        <table:table-row table:style-name="ro13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28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  <table:table-cell office:value-type="string">
            <text:p>live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table:number-columns-repeated="6"/>
          <table:table-cell table:style-name="ce13" office:value-type="string">
            <text:p>hapt</text:p>
          </table:table-cell>
          <table:table-cell office:value-type="string">
            <text:p>lift up, draw up, take out</text:p>
          </table:table-cell>
          <table:table-cell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11"/>
        </table:table-row>
        <table:table-row table:style-name="ro7">
          <table:table-cell office:value-type="string">
            <text:p>h</text:p>
          </table:table-cell>
          <table:table-cell office:value-type="string">
            <text:p>ip</text:p>
          </table:table-cell>
          <table:table-cell office:value-type="string">
            <text:p>p</text:p>
          </table:table-cell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1007"/>
        </table:table-row>
        <table:table-row table:style-name="ro8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12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11"/>
        </table:table-row>
        <table:table-row table:style-name="ro6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urt</text:p>
          </table:table-cell>
          <table:table-cell office:value-type="string">
            <text:p>rt</text:p>
          </table:table-cell>
          <table:table-cell office:value-type="string">
            <text:p>ɦurt</text:p>
          </table:table-cell>
          <table:table-cell office:value-type="string">
            <text:p>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urt</text:p>
          </table:table-cell>
          <table:table-cell office:value-type="string">
            <text:p>fan, row (boat)</text:p>
          </table:table-cell>
          <table:table-cell table:number-columns-repeated="1013"/>
        </table:table-row>
        <table:table-row table:style-name="ro13">
          <table:table-cell office:value-type="string">
            <text:p>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number-columns-repeated="2"/>
          <table:table-cell table:style-name="ce28"/>
          <table:table-cell/>
          <table:table-cell table:style-name="ce28"/>
          <table:table-cell/>
          <table:table-cell table:style-name="ce28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  <table:table-cell office:value-type="string">
            <text:p>burn</text:p>
          </table:table-cell>
          <table:table-cell table:number-columns-repeated="1007"/>
        </table:table-row>
        <table:table-row table:style-name="ro7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u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k</text:p>
          </table:table-cell>
          <table:table-cell office:value-type="string">
            <text:p>shout, cry, bark</text:p>
          </table:table-cell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1007"/>
        </table:table-row>
        <table:table-row table:style-name="ro3">
          <table:table-cell office:value-type="string">
            <text:p>j</text:p>
          </table:table-cell>
          <table:table-cell office:value-type="string">
            <text:p>e/i</text:p>
          </table:table-cell>
          <table:table-cell office:value-type="string">
            <text:p>-</text:p>
          </table:table-cell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2"/>
          <table:table-cell table:style-name="ce27" office:value-type="string">
            <text:p>ywa</text:p>
          </table:table-cell>
          <table:table-cell office:value-type="string">
            <text:p>come down</text:p>
          </table:table-cell>
          <table:table-cell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2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1007"/>
        </table:table-row>
        <table:table-row table:style-name="ro8">
          <table:table-cell office:value-type="string">
            <text:p>j</text:p>
          </table:table-cell>
          <table:table-cell office:value-type="string">
            <text:p>a: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 table:number-columns-repeated="1005"/>
        </table:table-row>
        <table:table-row table:style-name="ro6">
          <table:table-cell office:value-type="string">
            <text:p>j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11"/>
        </table:table-row>
        <table:table-row table:style-name="ro5">
          <table:table-cell office:value-type="string">
            <text:p>j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yont</text:p>
          </table:table-cell>
          <table:table-cell office:value-type="string">
            <text:p>melt</text:p>
          </table:table-cell>
          <table:table-cell table:number-columns-repeated="6"/>
          <table:table-cell office:value-type="string">
            <text:p>融</text:p>
          </table:table-cell>
          <table:table-cell table:number-columns-repeated="1004"/>
        </table:table-row>
        <table:table-row table:style-name="ro6">
          <table:table-cell office:value-type="string">
            <text:p>k</text:p>
          </table:table-cell>
          <table:table-cell office:value-type="string">
            <text:p>i/e</text:p>
          </table:table-cell>
          <table:table-cell office:value-type="string">
            <text:p>-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1007"/>
        </table:table-row>
        <table:table-row table:style-name="ro6"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a, ɓu</text:p>
          </table:table-cell>
          <table:table-cell office:value-type="string">
            <text:p>eat by biting, bite</text:p>
          </table:table-cell>
          <table:table-cell table:number-columns-repeated="7"/>
          <table:table-cell office:value-type="string">
            <text:p>nɤŋka</text:p>
          </table:table-cell>
          <table:table-cell table:number-columns-repeated="1005"/>
        </table:table-row>
        <table:table-row table:style-name="ro6">
          <table:table-cell office:value-type="string">
            <text:p>k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2"/>
          <table:table-cell table:style-name="ce12" office:value-type="string">
            <text:p>kwakt, ko</text:p>
          </table:table-cell>
          <table:table-cell office:value-type="string">
            <text:p>make cuts into, pierce</text:p>
          </table:table-cell>
          <table:table-cell table:number-columns-repeated="4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1007"/>
        </table:table-row>
        <table:table-row table:style-name="ro8">
          <table:table-cell office:value-type="string">
            <text:p>k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11"/>
        </table:table-row>
        <table:table-row table:style-name="ro8">
          <table:table-cell office:value-type="string">
            <text:p>k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1009"/>
        </table:table-row>
        <table:table-row table:style-name="ro7">
          <table:table-cell office:value-type="string">
            <text:p>k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1007"/>
        </table:table-row>
        <table:table-row table:style-name="ro6">
          <table:table-cell office:value-type="string">
            <text:p>k</text:p>
          </table:table-cell>
          <table:table-cell office:value-type="string">
            <text:p>oŋt</text:p>
          </table:table-cell>
          <table:table-cell office:value-type="string">
            <text:p>ŋt</text:p>
          </table:table-cell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1007"/>
        </table:table-row>
        <table:table-row table:style-name="ro7">
          <table:table-cell office:value-type="string">
            <text:p>k</text:p>
          </table:table-cell>
          <table:table-cell office:value-type="string">
            <text:p>ɑpt</text:p>
          </table:table-cell>
          <table:table-cell office:value-type="string">
            <text:p>pt</text:p>
          </table:table-cell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table:style-name="ce12" office:value-type="string">
            <text:p>ɓwap</text:p>
          </table:table-cell>
          <table:table-cell office:value-type="string">
            <text:p>cover, snare?</text:p>
          </table:table-cell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1007"/>
        </table:table-row>
        <table:table-row table:style-name="ro7">
          <table:table-cell office:value-type="string">
            <text:p>k</text:p>
          </table:table-cell>
          <table:table-cell office:value-type="string">
            <text:p>e/i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yap</text:p>
          </table:table-cell>
          <table:table-cell office:value-type="string">
            <text:p>stick, attach, glue</text:p>
          </table:table-cell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1009"/>
        </table:table-row>
        <table:table-row table:style-name="ro7">
          <table:table-cell office:value-type="string">
            <text:p>k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table:style-name="ce12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table:number-columns-repeated="2"/>
          <table:table-cell table:style-name="ce29"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office:value-type="string">
            <text:p>kʰunma (kʰuyu)</text:p>
          </table:table-cell>
          <table:table-cell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 table:number-columns-repeated="1005"/>
        </table:table-row>
        <table:table-row table:style-name="ro6">
          <table:table-cell office:value-type="string">
            <text:p>k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table:style-name="ce13" office:value-type="string">
            <text:p>krat</text:p>
          </table:table-cell>
          <table:table-cell office:value-type="string">
            <text:p>bite with molar, gnaw</text:p>
          </table:table-cell>
          <table:table-cell table:number-columns-repeated="1013"/>
        </table:table-row>
        <table:table-row table:style-name="ro6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1007"/>
        </table:table-row>
        <table:table-row table:style-name="ro8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28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 table:number-columns-repeated="1005"/>
        </table:table-row>
        <table:table-row table:style-name="ro6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1007"/>
        </table:table-row>
        <table:table-row table:style-name="ro6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1007"/>
        </table:table-row>
        <table:table-row table:style-name="ro3">
          <table:table-cell office:value-type="string">
            <text:p>k/kh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6"/>
          <table:table-cell office:value-type="string">
            <text:p>khus</text:p>
          </table:table-cell>
          <table:table-cell office:value-type="string">
            <text:p>theft (n)</text:p>
          </table:table-cell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 table:number-columns-repeated="1005"/>
        </table:table-row>
        <table:table-row table:style-name="ro3">
          <table:table-cell office:value-type="string">
            <text:p>kh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</text:p>
          </table:table-cell>
          <table:table-cell office:value-type="string">
            <text:p>be bitter</text:p>
          </table:table-cell>
          <table:table-cell table:number-columns-repeated="6"/>
          <table:table-cell office:value-type="string">
            <text:p>kha</text:p>
          </table:table-cell>
          <table:table-cell table:number-columns-repeated="1006"/>
        </table:table-row>
        <table:table-row table:style-name="ro9">
          <table:table-cell office:value-type="string">
            <text:p>kh</text:p>
          </table:table-cell>
          <table:table-cell office:value-type="string">
            <text:p>ok ~os</text:p>
          </table:table-cell>
          <table:table-cell office:value-type="string">
            <text:p>k</text:p>
          </table:table-cell>
          <table:table-cell table:style-name="ce25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1007"/>
        </table:table-row>
        <table:table-row table:style-name="ro6">
          <table:table-cell office:value-type="string">
            <text:p>kh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8"/>
          <table:table-cell table:style-name="ce12"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1007"/>
        </table:table-row>
        <table:table-row table:style-name="ro6">
          <table:table-cell office:value-type="string">
            <text:p>kh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8"/>
          <table:table-cell table:style-name="ce30"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1007"/>
        </table:table-row>
        <table:table-row table:style-name="ro3">
          <table:table-cell office:value-type="string">
            <text:p>kh</text:p>
          </table:table-cell>
          <table:table-cell office:value-type="string">
            <text:p>or</text:p>
          </table:table-cell>
          <table:table-cell office:value-type="string">
            <text:p>rt</text:p>
          </table:table-cell>
          <table:table-cell office:value-type="string">
            <text:p>khor</text:p>
          </table:table-cell>
          <table:table-cell office:value-type="string">
            <text:p>or</text:p>
          </table:table-cell>
          <table:table-cell office:value-type="string">
            <text:p>partch, fr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rt</text:p>
          </table:table-cell>
          <table:table-cell office:value-type="string">
            <text:p>fry</text:p>
          </table:table-cell>
          <table:table-cell table:number-columns-repeated="1013"/>
        </table:table-row>
        <table:table-row table:style-name="ro3">
          <table:table-cell office:value-type="string">
            <text:p>kh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8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1007"/>
        </table:table-row>
        <table:table-row table:style-name="ro6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style-name="ce12" office:value-type="string">
            <text:p>khway</text:p>
          </table:table-cell>
          <table:table-cell office:value-type="string">
            <text:p>follow, go after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1007"/>
        </table:table-row>
        <table:table-row table:style-name="ro6">
          <table:table-cell office:value-type="string">
            <text:p>kh</text:p>
          </table:table-cell>
          <table:table-cell office:value-type="string">
            <text:p>u/ott</text:p>
          </table:table-cell>
          <table:table-cell office:value-type="string">
            <text:p>t</text:p>
          </table:table-cell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1007"/>
        </table:table-row>
        <table:table-row table:style-name="ro8">
          <table:table-cell office:value-type="string">
            <text:p>kh/g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2"/>
          <table:table-cell table:style-name="ce12" table:number-columns-repeated="2"/>
          <table:table-cell table:number-columns-repeated="4"/>
          <table:table-cell table:style-name="ce28" office:value-type="string">
            <text:p>kapma, kaptu</text:p>
          </table:table-cell>
          <table:table-cell office:value-type="string">
            <text:p>to put together (things that are related</text:p>
          </table:table-cell>
          <table:table-cell table:number-columns-repeated="1007"/>
        </table:table-row>
        <table:table-row table:style-name="ro6">
          <table:table-cell office:value-type="string">
            <text:p>kh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1007"/>
        </table:table-row>
        <table:table-row table:style-name="ro6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khram</text:p>
          </table:table-cell>
          <table:table-cell office:value-type="string">
            <text:p>cry, weep</text:p>
          </table:table-cell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  <table:table-cell table:number-columns-repeated="1004"/>
        </table:table-row>
        <table:table-row table:style-name="ro6">
          <table:table-cell office:value-type="string">
            <text:p>kl, khl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klekt</text:p>
          </table:table-cell>
          <table:table-cell office:value-type="string">
            <text:p>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le:</text:p>
          </table:table-cell>
          <table:table-cell office:value-type="string">
            <text:p>rub one's body</text:p>
          </table:table-cell>
          <table:table-cell table:number-columns-repeated="1013"/>
        </table:table-row>
        <table:table-row table:style-name="ro3">
          <table:table-cell office:value-type="string">
            <text:p>kw</text:p>
          </table:table-cell>
          <table:table-cell office:value-type="string">
            <text:p>ɑ</text:p>
          </table:table-cell>
          <table:table-cell office:value-type="string">
            <text:p>rt</text:p>
          </table:table-cell>
          <table:table-cell office:value-type="string">
            <text:p>koɔr</text:p>
          </table:table-cell>
          <table:table-cell office:value-type="string">
            <text:p>o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ɓari</text:p>
          </table:table-cell>
          <table:table-cell office:value-type="string">
            <text:p>wound (n)</text:p>
          </table:table-cell>
          <table:table-cell office:value-type="string">
            <text:p>kha:nt</text:p>
          </table:table-cell>
          <table:table-cell office:value-type="string">
            <text:p>wound</text:p>
          </table:table-cell>
          <table:table-cell table:number-columns-repeated="1011"/>
        </table:table-row>
        <table:table-row table:style-name="ro14"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</text:p>
          </table:table-cell>
          <table:table-cell office:value-type="string">
            <text:p>go</text:p>
          </table:table-cell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11"/>
        </table:table-row>
        <table:table-row table:style-name="ro8"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u</text:p>
          </table:table-cell>
          <table:table-cell office:value-type="string">
            <text:p>cause a mental or bodily sensation</text:p>
          </table:table-cell>
          <table:table-cell table:number-columns-repeated="4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li (n)</text:p>
          </table:table-cell>
          <table:table-cell/>
          <table:table-cell office:value-type="string">
            <text:p>penis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liy</text:p>
          </table:table-cell>
          <table:table-cell office:value-type="string">
            <text:p>masturbate</text:p>
          </table:table-cell>
          <table:table-cell table:number-columns-repeated="6"/>
          <table:table-cell table:style-name="Default" office:value-type="string">
            <text:p>mdʑe</text:p>
          </table:table-cell>
          <table:table-cell table:style-name="Default"/>
          <table:table-cell table:number-columns-repeated="1005"/>
        </table:table-row>
        <table:table-row table:style-name="ro10">
          <table:table-cell office:value-type="string">
            <text:p>l</text:p>
          </table:table-cell>
          <table:table-cell office:value-type="string">
            <text:p>ɔ/o</text:p>
          </table:table-cell>
          <table:table-cell office:value-type="string">
            <text:p>- ?</text:p>
          </table:table-cell>
          <table:table-cell table:number-columns-repeated="8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a/ek</text:p>
          </table:table-cell>
          <table:table-cell office:value-type="string">
            <text:p>k</text:p>
          </table:table-cell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, lo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1007"/>
        </table:table-row>
        <table:table-row table:style-name="ro9">
          <table:table-cell office:value-type="string">
            <text:p>l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1007"/>
        </table:table-row>
        <table:table-row table:style-name="ro7">
          <table:table-cell office:value-type="string">
            <text:p>l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12" office:value-type="string">
            <text:p>lokt</text:p>
          </table:table-cell>
          <table:table-cell office:value-type="string">
            <text:p>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</text:p>
          </table:table-cell>
          <table:table-cell office:value-type="string">
            <text:p>boil, simmer, bubble up</text:p>
          </table:table-cell>
          <table:table-cell office:value-type="string">
            <text:p>lakt</text:p>
          </table:table-cell>
          <table:table-cell office:value-type="string">
            <text:p>boil</text:p>
          </table:table-cell>
          <table:table-cell table:number-columns-repeated="1011"/>
        </table:table-row>
        <table:table-row table:style-name="ro6">
          <table:table-cell office:value-type="string">
            <text:p>l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  <table:table-cell table:number-columns-repeated="1004"/>
        </table:table-row>
        <table:table-row table:style-name="ro8">
          <table:table-cell office:value-type="string">
            <text:p>l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office:value-type="string">
            <text:p>u/im</text:p>
          </table:table-cell>
          <table:table-cell office:value-type="string">
            <text:p>m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number-columns-repeated="4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e/im</text:p>
          </table:table-cell>
          <table:table-cell office:value-type="string">
            <text:p>m</text:p>
          </table:table-cell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yamt</text:p>
          </table:table-cell>
          <table:table-cell office:value-type="string">
            <text:p>taste (salt, gravy)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  <table:table-cell table:number-columns-repeated="1004"/>
        </table:table-row>
        <table:table-row table:style-name="ro8">
          <table:table-cell office:value-type="string">
            <text:p>l</text:p>
          </table:table-cell>
          <table:table-cell office:value-type="string">
            <text:p>up/m</text:p>
          </table:table-cell>
          <table:table-cell office:value-type="string">
            <text:p>m/p</text:p>
          </table:table-cell>
          <table:table-cell table:style-name="ce12"/>
          <table:table-cell table:number-columns-repeated="5"/>
          <table:table-cell office:value-type="string">
            <text:p>lupt</text:p>
          </table:table-cell>
          <table:table-cell office:value-type="string">
            <text:p>cover, hide (lupsi 'dip, immersion')</text:p>
          </table:table-cell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1007"/>
        </table:table-row>
        <table:table-row table:style-name="ro7">
          <table:table-cell office:value-type="string">
            <text:p>l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11"/>
        </table:table-row>
        <table:table-row table:style-name="ro8">
          <table:table-cell office:value-type="string">
            <text:p>l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ut ~ ʊt</text:p>
          </table:table-cell>
          <table:table-cell office:value-type="string">
            <text:p>t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an/at</text:p>
          </table:table-cell>
          <table:table-cell office:value-type="string">
            <text:p>t</text:p>
          </table:table-cell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6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1007"/>
        </table:table-row>
        <table:table-row table:style-name="ro7">
          <table:table-cell office:value-type="string">
            <text:p>l</text:p>
          </table:table-cell>
          <table:table-cell office:value-type="string">
            <text:p>ɛt</text:p>
          </table:table-cell>
          <table:table-cell office:value-type="string">
            <text:p>t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 table:number-columns-repeated="1005"/>
        </table:table-row>
        <table:table-row table:style-name="ro6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1007"/>
        </table:table-row>
        <table:table-row table:style-name="ro3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1007"/>
        </table:table-row>
        <table:table-row table:style-name="ro7">
          <table:table-cell office:value-type="string">
            <text:p>m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1007"/>
        </table:table-row>
        <table:table-row table:style-name="ro6">
          <table:table-cell office:value-type="string">
            <text:p>m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table:number-columns-repeated="8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 table:number-columns-repeated="1005"/>
        </table:table-row>
        <table:table-row table:style-name="ro7">
          <table:table-cell office:value-type="string">
            <text:p>m</text:p>
          </table:table-cell>
          <table:table-cell office:value-type="string">
            <text:p>ɑŋ/k</text:p>
          </table:table-cell>
          <table:table-cell office:value-type="string">
            <text:p>ŋ/k</text:p>
          </table:table-cell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  <table:table-cell table:number-columns-repeated="1004"/>
        </table:table-row>
        <table:table-row table:style-name="ro6">
          <table:table-cell office:value-type="string">
            <text:p>m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1007"/>
        </table:table-row>
        <table:table-row table:style-name="ro5">
          <table:table-cell office:value-type="string">
            <text:p>m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滅</text:p>
          </table:table-cell>
          <table:table-cell table:number-columns-repeated="1004"/>
        </table:table-row>
        <table:table-row table:style-name="ro15">
          <table:table-cell office:value-type="string">
            <text:p>m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mat</text:p>
          </table:table-cell>
          <table:table-cell office:value-type="string">
            <text:p>forget</text:p>
          </table:table-cell>
          <table:table-cell table:style-name="ce12" table:number-columns-repeated="2"/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1007"/>
        </table:table-row>
        <table:table-row table:style-name="ro7">
          <table:table-cell office:value-type="string">
            <text:p>m</text:p>
          </table:table-cell>
          <table:table-cell office:value-type="string">
            <text:p>ɑ:t</text:p>
          </table:table-cell>
          <table:table-cell office:value-type="string">
            <text:p>t</text:p>
          </table:table-cell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11"/>
        </table:table-row>
        <table:table-row table:style-name="ro6">
          <table:table-cell office:value-type="string">
            <text:p>m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8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 table:number-columns-repeated="1005"/>
        </table:table-row>
        <table:table-row table:style-name="ro6">
          <table:table-cell office:value-type="string">
            <text:p>m</text:p>
          </table:table-cell>
          <table:table-cell office:value-type="string">
            <text:p>u/ɛtt</text:p>
          </table:table-cell>
          <table:table-cell office:value-type="string">
            <text:p>tt</text:p>
          </table:table-cell>
          <table:table-cell office:value-type="string">
            <text:p>mutt</text:p>
          </table:table-cell>
          <table:table-cell office:value-type="string">
            <text:p>ut</text:p>
          </table:table-cell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1007"/>
        </table:table-row>
        <table:table-row table:style-name="ro3"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ɗu</text:p>
          </table:table-cell>
          <table:table-cell office:value-type="string">
            <text:p>be well, good</text:p>
          </table:table-cell>
          <table:table-cell table:style-name="ce29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1007"/>
        </table:table-row>
        <table:table-row table:style-name="ro8">
          <table:table-cell office:value-type="string">
            <text:p>n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style-name="ce12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kt</text:p>
          </table:table-cell>
          <table:table-cell office:value-type="string">
            <text:p>nekt</text:p>
          </table:table-cell>
          <table:table-cell office:value-type="string">
            <text:p>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number-columns-repeated="8"/>
          <table:table-cell table:style-name="ce13" office:value-type="string">
            <text:p>nɨkma (nɨkta)</text:p>
          </table:table-cell>
          <table:table-cell office:value-type="string">
            <text:p>to cover, be buried</text:p>
          </table:table-cell>
          <table:table-cell table:number-columns-repeated="1007"/>
        </table:table-row>
        <table:table-row table:style-name="ro7">
          <table:table-cell office:value-type="string">
            <text:p>n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ŋwam</text:p>
          </table:table-cell>
          <table:table-cell office:value-type="string">
            <text:p>smell, sniff</text:p>
          </table:table-cell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 table:number-columns-repeated="1005"/>
        </table:table-row>
        <table:table-row table:style-name="ro9">
          <table:table-cell office:value-type="string">
            <text:p>n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table:number-columns-repeated="6"/>
          <table:table-cell office:value-type="string">
            <text:p>nyapt</text:p>
          </table:table-cell>
          <table:table-cell office:value-type="string">
            <text:p>push, push away, press forward</text:p>
          </table:table-cell>
          <table:table-cell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11"/>
        </table:table-row>
        <table:table-row table:style-name="ro8">
          <table:table-cell office:value-type="string">
            <text:p>n</text:p>
          </table:table-cell>
          <table:table-cell office:value-type="string">
            <text:p>urs</text:p>
          </table:table-cell>
          <table:table-cell office:value-type="string">
            <text:p>rs</text:p>
          </table:table-cell>
          <table:table-cell table:number-columns-repeated="6"/>
          <table:table-cell office:value-type="string">
            <text:p>nur (vm)</text:p>
          </table:table-cell>
          <table:table-cell office:value-type="string">
            <text:p>to be sprained, to be twisted</text:p>
          </table:table-cell>
          <table:table-cell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11"/>
        </table:table-row>
        <table:table-row table:style-name="ro15">
          <table:table-cell table:number-columns-repeated="3"/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ŋu</text:p>
          </table:table-cell>
          <table:table-cell office:value-type="string">
            <text:p>ɣɤwu</text:p>
          </table:table-cell>
          <table:table-cell table:number-columns-repeated="1005"/>
        </table:table-row>
        <table:table-row table:style-name="ro6">
          <table:table-cell office:value-type="string">
            <text:p>ŋ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ŋin</text:p>
          </table:table-cell>
          <table:table-cell office:value-type="string">
            <text:p>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office:value-type="string">
            <text:p>ŋint</text:p>
          </table:table-cell>
          <table:table-cell office:value-type="string">
            <text:p>be afraid of</text:p>
          </table:table-cell>
          <table:table-cell office:value-type="string">
            <text:p>ŋi:t</text:p>
          </table:table-cell>
          <table:table-cell office:value-type="string">
            <text:p>fear, bea afraid</text:p>
          </table:table-cell>
          <table:table-cell table:number-columns-repeated="1013"/>
        </table:table-row>
        <table:table-row table:style-name="ro6">
          <table:table-cell office:value-type="string">
            <text:p>ŋ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table:number-columns-repeated="8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1007"/>
        </table:table-row>
        <table:table-row table:style-name="ro3">
          <table:table-cell office:value-type="string">
            <text:p>ŋ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ŋir</text:p>
          </table:table-cell>
          <table:table-cell office:value-type="string">
            <text:p>roar</text:p>
          </table:table-cell>
          <table:table-cell table:style-name="Default"/>
          <table:table-cell table:number-columns-repeated="5"/>
          <table:table-cell office:value-type="string">
            <text:p>sŋur</text:p>
          </table:table-cell>
          <table:table-cell table:number-columns-repeated="1006"/>
        </table:table-row>
        <table:table-row table:style-name="ro6">
          <table:table-cell office:value-type="string">
            <text:p>ŋ</text:p>
          </table:table-cell>
          <table:table-cell office:value-type="string">
            <text:p>ɔ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 table:number-columns-repeated="1005"/>
        </table:table-row>
        <table:table-row table:style-name="ro6">
          <table:table-cell office:value-type="string">
            <text:p>ŋ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11"/>
        </table:table-row>
        <table:table-row table:style-name="ro7">
          <table:table-cell office:value-type="string">
            <text:p>ŋ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ŋet</text:p>
          </table:table-cell>
          <table:table-cell office:value-type="string">
            <text:p>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yat</text:p>
          </table:table-cell>
          <table:table-cell office:value-type="string">
            <text:p>hurt</text:p>
          </table:table-cell>
          <table:table-cell table:number-columns-repeated="4"/>
          <table:table-cell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number-columns-repeated="1007"/>
        </table:table-row>
        <table:table-row table:style-name="ro7">
          <table:table-cell office:value-type="string">
            <text:p>p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it</text:p>
          </table:table-cell>
          <table:table-cell office:value-type="string">
            <text:p>bring (horizontal plane)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 table:number-columns-repeated="1005"/>
        </table:table-row>
        <table:table-row table:style-name="ro16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26" office:value-type="string">
            <text:p>pil</text:p>
          </table:table-cell>
          <table:table-cell table:style-name="ce26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table:number-columns-repeated="2"/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  <table:table-cell table:number-columns-repeated="1004"/>
        </table:table-row>
        <table:table-row table:style-name="ro7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, pu</text:p>
          </table:table-cell>
          <table:table-cell office:value-type="string">
            <text:p>make</text:p>
          </table:table-cell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4"/>
          <table:table-cell office:value-type="string">
            <text:p>bʲed, bʲas</text:p>
          </table:table-cell>
          <table:table-cell table:style-name="Default" office:value-type="string">
            <text:p>pa</text:p>
          </table:table-cell>
          <table:table-cell table:style-name="Default"/>
          <table:table-cell table:number-columns-repeated="1004"/>
        </table:table-row>
        <table:table-row table:style-name="ro6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1007"/>
        </table:table-row>
        <table:table-row table:style-name="ro3">
          <table:table-cell office:value-type="string">
            <text:p>p</text:p>
          </table:table-cell>
          <table:table-cell office:value-type="string">
            <text:p>ott</text:p>
          </table:table-cell>
          <table:table-cell office:value-type="string">
            <text:p>t</text:p>
          </table:table-cell>
          <table:table-cell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wat</text:p>
          </table:table-cell>
          <table:table-cell office:value-type="string">
            <text:p>tie up</text:p>
          </table:table-cell>
          <table:table-cell table:number-columns-repeated="1013"/>
        </table:table-row>
        <table:table-row table:style-name="ro6">
          <table:table-cell office:value-type="string">
            <text:p>p</text:p>
          </table:table-cell>
          <table:table-cell office:value-type="string">
            <text:p>ɑtt</text:p>
          </table:table-cell>
          <table:table-cell office:value-type="string">
            <text:p>t</text:p>
          </table:table-cell>
          <table:table-cell table:style-name="ce12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bwai</text:p>
          </table:table-cell>
          <table:table-cell office:value-type="string">
            <text:p>to flower, swell, thrive</text:p>
          </table:table-cell>
          <table:table-cell table:style-name="ce12" table:number-columns-repeated="2"/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1007"/>
        </table:table-row>
        <table:table-row table:style-name="ro7">
          <table:table-cell office:value-type="string">
            <text:p>p ~b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2"/>
          <table:table-cell table:style-name="ce13" office:value-type="string">
            <text:p>phamt</text:p>
          </table:table-cell>
          <table:table-cell office:value-type="string">
            <text:p>grasp in one's fist</text:p>
          </table:table-cell>
          <table:table-cell table:number-columns-repeated="4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1007"/>
        </table:table-row>
        <table:table-row table:style-name="ro6">
          <table:table-cell office:value-type="string">
            <text:p>ph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1009"/>
        </table:table-row>
        <table:table-row table:style-name="ro6">
          <table:table-cell office:value-type="string">
            <text:p>ph</text:p>
          </table:table-cell>
          <table:table-cell office:value-type="string">
            <text:p>ekt</text:p>
          </table:table-cell>
          <table:table-cell office:value-type="string">
            <text:p>k</text:p>
          </table:table-cell>
          <table:table-cell office:value-type="string">
            <text:p>phekt</text:p>
          </table:table-cell>
          <table:table-cell office:value-type="string">
            <text:p>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k, phryak</text:p>
          </table:table-cell>
          <table:table-cell office:value-type="string">
            <text:p>flick away, knock away</text:p>
          </table:table-cell>
          <table:table-cell table:number-columns-repeated="1013"/>
        </table:table-row>
        <table:table-row table:style-name="ro7">
          <table:table-cell office:value-type="string">
            <text:p>ph</text:p>
          </table:table-cell>
          <table:table-cell office:value-type="string">
            <text:p>ol ~olt</text:p>
          </table:table-cell>
          <table:table-cell office:value-type="string">
            <text:p>l</text:p>
          </table:table-cell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wal</text:p>
          </table:table-cell>
          <table:table-cell office:value-type="string">
            <text:p>stir rice, vegetables with a spoon</text:p>
          </table:table-cell>
          <table:table-cell table:number-columns-repeated="1013"/>
        </table:table-row>
        <table:table-row table:style-name="ro6">
          <table:table-cell office:value-type="string">
            <text:p>ph</text:p>
          </table:table-cell>
          <table:table-cell office:value-type="string">
            <text:p>a/el</text:p>
          </table:table-cell>
          <table:table-cell office:value-type="string">
            <text:p>l</text:p>
          </table:table-cell>
          <table:table-cell table:style-name="ce25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1009"/>
        </table:table-row>
        <table:table-row table:style-name="ro17">
          <table:table-cell office:value-type="string">
            <text:p>ph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phum</text:p>
          </table:table-cell>
          <table:table-cell office:value-type="string">
            <text:p>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number-columns-repeated="1013"/>
        </table:table-row>
        <table:table-row table:style-name="ro8">
          <table:table-cell office:value-type="string">
            <text:p>ph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1007"/>
        </table:table-row>
        <table:table-row table:style-name="ro3">
          <table:table-cell office:value-type="string">
            <text:p>p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spriŋ</text:p>
          </table:table-cell>
          <table:table-cell table:number-columns-repeated="1006"/>
        </table:table-row>
        <table:table-row table:style-name="ro8">
          <table:table-cell office:value-type="string">
            <text:p>ph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bipt, ɓipt</text:p>
          </table:table-cell>
          <table:table-cell office:value-type="string">
            <text:p>suck, draw liquid out of smth with the mouth</text:p>
          </table:table-cell>
          <table:table-cell table:number-columns-repeated="4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1007"/>
        </table:table-row>
        <table:table-row table:style-name="ro3">
          <table:table-cell office:value-type="string">
            <text:p>ph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pher</text:p>
          </table:table-cell>
          <table:table-cell office:value-type="string">
            <text:p>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r(s)</text:p>
          </table:table-cell>
          <table:table-cell office:value-type="string">
            <text:p>sew</text:p>
          </table:table-cell>
          <table:table-cell table:number-columns-repeated="1013"/>
        </table:table-row>
        <table:table-row table:style-name="ro3">
          <table:table-cell office:value-type="string">
            <text:p>p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bud, bud</text:p>
          </table:table-cell>
          <table:table-cell office:value-type="string">
            <text:p>phɯt</text:p>
          </table:table-cell>
          <table:table-cell table:number-columns-repeated="1005"/>
        </table:table-row>
        <table:table-row table:style-name="ro7">
          <table:table-cell office:value-type="string">
            <text:p>ph ~p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buk</text:p>
          </table:table-cell>
          <table:table-cell office:value-type="string">
            <text:p>get up, stand up</text:p>
          </table:table-cell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1007"/>
        </table:table-row>
        <table:table-row table:style-name="ro6">
          <table:table-cell office:value-type="string">
            <text:p>phl</text:p>
          </table:table-cell>
          <table:table-cell office:value-type="string">
            <text:p>ɑs</text:p>
          </table:table-cell>
          <table:table-cell office:value-type="string">
            <text:p>s</text:p>
          </table:table-cell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32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  <table:table-cell table:number-columns-repeated="1004"/>
        </table:table-row>
        <table:table-row table:style-name="ro6">
          <table:table-cell office:value-type="string">
            <text:p>phr</text:p>
          </table:table-cell>
          <table:table-cell office:value-type="string">
            <text:p>ɑ:k</text:p>
          </table:table-cell>
          <table:table-cell office:value-type="string">
            <text:p>k</text:p>
          </table:table-cell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rwaŋ</text:p>
          </table:table-cell>
          <table:table-cell office:value-type="string">
            <text:p>unfasten, untie</text:p>
          </table:table-cell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11"/>
        </table:table-row>
        <table:table-row table:style-name="ro7">
          <table:table-cell office:value-type="string">
            <text:p>p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style-name="ce12" office:value-type="string">
            <text:p>plum</text:p>
          </table:table-cell>
          <table:table-cell office:value-type="string">
            <text:p>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office:value-type="string">
            <text:p>blum</text:p>
          </table:table-cell>
          <table:table-cell office:value-type="string">
            <text:p>sink</text:p>
          </table:table-cell>
          <table:table-cell office:value-type="string">
            <text:p>blimt</text:p>
          </table:table-cell>
          <table:table-cell office:value-type="string">
            <text:p>soak, make wet by submerging</text:p>
          </table:table-cell>
          <table:table-cell table:number-columns-repeated="1013"/>
        </table:table-row>
        <table:table-row table:style-name="ro7">
          <table:table-cell office:value-type="string">
            <text:p>pl</text:p>
          </table:table-cell>
          <table:table-cell office:value-type="string">
            <text:p>en</text:p>
          </table:table-cell>
          <table:table-cell office:value-type="string">
            <text:p>nt</text:p>
          </table:table-cell>
          <table:table-cell office:value-type="string">
            <text:p>plent</text:p>
          </table:table-cell>
          <table:table-cell office:value-type="string">
            <text:p>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ey</text:p>
          </table:table-cell>
          <table:table-cell office:value-type="string">
            <text:p>refrain from doing, be stopped</text:p>
          </table:table-cell>
          <table:table-cell table:number-columns-repeated="1013"/>
        </table:table-row>
        <table:table-row table:style-name="ro7">
          <table:table-cell office:value-type="string">
            <text:p>pl</text:p>
          </table:table-cell>
          <table:table-cell office:value-type="string">
            <text:p>ep</text:p>
          </table:table-cell>
          <table:table-cell office:value-type="string">
            <text:p>p</text:p>
          </table:table-cell>
          <table:table-cell office:value-type="string">
            <text:p>plept</text:p>
          </table:table-cell>
          <table:table-cell office:value-type="string">
            <text:p>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yap</text:p>
          </table:table-cell>
          <table:table-cell office:value-type="string">
            <text:p>fold over (blyam be folded)</text:p>
          </table:table-cell>
          <table:table-cell table:number-columns-repeated="4"/>
          <table:table-cell table:style-name="ce27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1007"/>
        </table:table-row>
        <table:table-row table:style-name="ro3">
          <table:table-cell office:value-type="string">
            <text:p>pr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prok</text:p>
          </table:table-cell>
          <table:table-cell office:value-type="string">
            <text:p>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2"/>
          <table:table-cell table:style-name="ce12" office:value-type="string">
            <text:p>prwak</text:p>
          </table:table-cell>
          <table:table-cell office:value-type="string">
            <text:p>run away</text:p>
          </table:table-cell>
          <table:table-cell table:number-columns-repeated="1013"/>
        </table:table-row>
        <table:table-row table:style-name="ro8">
          <table:table-cell office:value-type="string">
            <text:p>pr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1007"/>
        </table:table-row>
        <table:table-row table:style-name="ro6">
          <table:table-cell office:value-type="string">
            <text:p>r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4"/>
          <table:table-cell table:style-name="ce27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1009"/>
        </table:table-row>
        <table:table-row table:style-name="ro3">
          <table:table-cell office:value-type="string">
            <text:p>r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ryakt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3">
          <table:table-cell office:value-type="string">
            <text:p>r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rʌ̄m</text:p>
          </table:table-cell>
          <table:table-cell table:number-columns-repeated="7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1007"/>
        </table:table-row>
        <table:table-row table:style-name="ro9">
          <table:table-cell office:value-type="string">
            <text:p>r</text:p>
          </table:table-cell>
          <table:table-cell office:value-type="string">
            <text:p>um/pt</text:p>
          </table:table-cell>
          <table:table-cell office:value-type="string">
            <text:p>m/p</text:p>
          </table:table-cell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1011"/>
        </table:table-row>
        <table:table-row table:style-name="ro7">
          <table:table-cell office:value-type="string">
            <text:p>r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ront</text:p>
          </table:table-cell>
          <table:table-cell office:value-type="string">
            <text:p>ont</text:p>
          </table:table-cell>
          <table:table-cell office:value-type="string">
            <text:p>make a hole from the bottom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nma (rontu)</text:p>
          </table:table-cell>
          <table:table-cell office:value-type="string">
            <text:p>pierce</text:p>
          </table:table-cell>
          <table:table-cell table:number-columns-repeated="1007"/>
        </table:table-row>
        <table:table-row table:style-name="ro5">
          <table:table-cell office:value-type="string">
            <text:p>r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用</text:p>
          </table:table-cell>
          <table:table-cell table:number-columns-repeated="1004"/>
        </table:table-row>
        <table:table-row table:style-name="ro10">
          <table:table-cell office:value-type="string">
            <text:p>r</text:p>
          </table:table-cell>
          <table:table-cell office:value-type="string">
            <text:p>ɛp</text:p>
          </table:table-cell>
          <table:table-cell office:value-type="string">
            <text:p>p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office:value-type="string">
            <text:p>rept</text:p>
          </table:table-cell>
          <table:table-cell office:value-type="string">
            <text:p>respect</text:p>
          </table:table-cell>
          <table:table-cell office:value-type="string">
            <text:p>ryapt</text:p>
          </table:table-cell>
          <table:table-cell office:value-type="string">
            <text:p>obey so, heed so's words (yapt « erect, make stand upright »)</text:p>
          </table:table-cell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  <table:table-cell table:number-columns-repeated="1004"/>
        </table:table-row>
        <table:table-row table:style-name="ro3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rya</text:p>
          </table:table-cell>
          <table:table-cell office:value-type="string">
            <text:p>be malicious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 table:number-columns-repeated="1005"/>
        </table:table-row>
        <table:table-row table:style-name="ro7">
          <table:table-cell office:value-type="string">
            <text:p>r/j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1007"/>
        </table:table-row>
        <table:table-row table:style-name="ro6">
          <table:table-cell office:value-type="string">
            <text:p>r/j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1007"/>
        </table:table-row>
        <table:table-row table:style-name="ro6">
          <table:table-cell office:value-type="string">
            <text:p>r/j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 table:number-columns-repeated="1005"/>
        </table:table-row>
        <table:table-row table:style-name="ro5">
          <table:table-cell office:value-type="string">
            <text:p>r/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12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  <table:table-cell table:number-columns-repeated="1004"/>
        </table:table-row>
        <table:table-row table:style-name="ro8">
          <table:table-cell office:value-type="string">
            <text:p>r2</text:p>
          </table:table-cell>
          <table:table-cell office:value-type="string">
            <text:p>uŋt</text:p>
          </table:table-cell>
          <table:table-cell office:value-type="string">
            <text:p>ŋt</text:p>
          </table:table-cell>
          <table:table-cell table:style-name="ce12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4"/>
          <table:table-cell table:style-name="ce25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1007"/>
        </table:table-row>
        <table:table-row table:style-name="ro18">
          <table:table-cell office:value-type="string">
            <text:p>r2</text:p>
          </table:table-cell>
          <table:table-cell office:value-type="string">
            <text:p>u/op</text:p>
          </table:table-cell>
          <table:table-cell office:value-type="string">
            <text:p>p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1007"/>
        </table:table-row>
        <table:table-row table:style-name="ro3">
          <table:table-cell office:value-type="string">
            <text:p>r2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1007"/>
        </table:table-row>
        <table:table-row table:style-name="ro3"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 table:number-columns-repeated="1005"/>
        </table:table-row>
        <table:table-row table:style-name="ro6"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11"/>
        </table:table-row>
        <table:table-row table:style-name="ro3"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ya, si</text:p>
          </table:table-cell>
          <table:table-cell office:value-type="string">
            <text:p>bear a fruit</text:p>
          </table:table-cell>
          <table:table-cell table:number-columns-repeated="4"/>
          <table:table-cell office:value-type="string">
            <text:p>sima (sia)</text:p>
          </table:table-cell>
          <table:table-cell office:value-type="string">
            <text:p>bear fruit</text:p>
          </table:table-cell>
          <table:table-cell table:number-columns-repeated="1007"/>
        </table:table-row>
        <table:table-row table:style-name="ro7">
          <table:table-cell office:value-type="string">
            <text:p>s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4"/>
          <table:table-cell table:style-name="ce12" office:value-type="string">
            <text:p>saːkt</text:p>
          </table:table-cell>
          <table:table-cell office:value-type="string">
            <text:p>to sort, to cull, to weed by hand</text:p>
          </table:table-cell>
          <table:table-cell table:style-name="ce12" table:number-columns-repeated="2"/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1007"/>
        </table:table-row>
        <table:table-row table:style-name="ro7">
          <table:table-cell office:value-type="string">
            <text:p>s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1007"/>
        </table:table-row>
        <table:table-row table:style-name="ro10">
          <table:table-cell office:value-type="string">
            <text:p>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table:style-name="ce13" office:value-type="string">
            <text:p>sekt</text:p>
          </table:table-cell>
          <table:table-cell office:value-type="string">
            <text:p>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kt</text:p>
          </table:table-cell>
          <table:table-cell office:value-type="string">
            <text:p>sweep, brush</text:p>
          </table:table-cell>
          <table:table-cell table:number-columns-repeated="4"/>
          <table:table-cell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number-columns-repeated="1007"/>
        </table:table-row>
        <table:table-row table:style-name="ro7">
          <table:table-cell office:value-type="string">
            <text:p>s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sol</text:p>
          </table:table-cell>
          <table:table-cell office:value-type="string">
            <text:p>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number-columns-repeated="1007"/>
        </table:table-row>
        <table:table-row table:style-name="ro7">
          <table:table-cell office:value-type="string">
            <text:p>s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sil</text:p>
          </table:table-cell>
          <table:table-cell office:value-type="string">
            <text:p>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iy</text:p>
          </table:table-cell>
          <table:table-cell office:value-type="string">
            <text:p>be loosened, slip away, escape</text:p>
          </table:table-cell>
          <table:table-cell table:number-columns-repeated="1013"/>
        </table:table-row>
        <table:table-row table:style-name="ro9">
          <table:table-cell office:value-type="string">
            <text:p>s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yal</text:p>
          </table:table-cell>
          <table:table-cell office:value-type="string">
            <text:p>clean (channel, intestine)</text:p>
          </table:table-cell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1006"/>
        </table:table-row>
        <table:table-row table:style-name="ro8">
          <table:table-cell office:value-type="string">
            <text:p>s</text:p>
          </table:table-cell>
          <table:table-cell office:value-type="string">
            <text:p>imt</text:p>
          </table:table-cell>
          <table:table-cell office:value-type="string">
            <text:p>mt</text:p>
          </table:table-cell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yt</text:p>
          </table:table-cell>
          <table:table-cell office:value-type="string">
            <text:p>know a person</text:p>
          </table:table-cell>
          <table:table-cell table:number-columns-repeated="4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1007"/>
        </table:table-row>
        <table:table-row table:style-name="ro7">
          <table:table-cell office:value-type="string">
            <text:p>s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11"/>
        </table:table-row>
        <table:table-row table:style-name="ro9">
          <table:table-cell office:value-type="string">
            <text:p>s</text:p>
          </table:table-cell>
          <table:table-cell office:value-type="string">
            <text:p>op</text:p>
          </table:table-cell>
          <table:table-cell office:value-type="string">
            <text:p>p</text:p>
          </table:table-cell>
          <table:table-cell office:value-type="string">
            <text:p>sop</text:p>
          </table:table-cell>
          <table:table-cell office:value-type="string">
            <text:p>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wapt</text:p>
          </table:table-cell>
          <table:table-cell office:value-type="string">
            <text:p>sharpen</text:p>
          </table:table-cell>
          <table:table-cell table:number-columns-repeated="1013"/>
        </table:table-row>
        <table:table-row table:style-name="ro3">
          <table:table-cell office:value-type="string">
            <text:p>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sot</text:p>
          </table:table-cell>
          <table:table-cell office:value-type="string">
            <text:p>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way</text:p>
          </table:table-cell>
          <table:table-cell office:value-type="string">
            <text:p>lose, be defeated</text:p>
          </table:table-cell>
          <table:table-cell table:number-columns-repeated="1013"/>
        </table:table-row>
        <table:table-row table:style-name="ro3">
          <table:table-cell office:value-type="string">
            <text:p>s</text:p>
          </table:table-cell>
          <table:table-cell office:value-type="string">
            <text:p>e/ɛt</text:p>
          </table:table-cell>
          <table:table-cell office:value-type="string">
            <text:p>t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 table:number-columns-repeated="1005"/>
        </table:table-row>
        <table:table-row table:style-name="ro8">
          <table:table-cell office:value-type="string">
            <text:p>s ~d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table:style-name="ce12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kt</text:p>
          </table:table-cell>
          <table:table-cell office:value-type="string">
            <text:p>thread a needle</text:p>
          </table:table-cell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1007"/>
        </table:table-row>
        <table:table-row table:style-name="ro9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5"/>
          <table:table-cell office:value-type="string">
            <text:p>ta</text:p>
          </table:table-cell>
          <table:table-cell table:number-columns-repeated="1005"/>
        </table:table-row>
        <table:table-row table:style-name="ro3">
          <table:table-cell office:value-type="string">
            <text:p>t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tôː</text:p>
          </table:table-cell>
          <table:table-cell table:number-columns-repeated="3"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 table:number-columns-repeated="1005"/>
        </table:table-row>
        <table:table-row table:style-name="ro8">
          <table:table-cell office:value-type="string">
            <text:p>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4"/>
          <table:table-cell table:style-name="ce12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1007"/>
        </table:table-row>
        <table:table-row table:style-name="ro7">
          <table:table-cell office:value-type="string">
            <text:p>t</text:p>
          </table:table-cell>
          <table:table-cell office:value-type="string">
            <text:p>ikt</text:p>
          </table:table-cell>
          <table:table-cell office:value-type="string">
            <text:p>k</text:p>
          </table:table-cell>
          <table:table-cell office:value-type="string">
            <text:p>tikt</text:p>
          </table:table-cell>
          <table:table-cell office:value-type="string">
            <text:p>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1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11"/>
        </table:table-row>
        <table:table-row table:style-name="ro8">
          <table:table-cell office:value-type="string">
            <text:p>t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1007"/>
        </table:table-row>
        <table:table-row table:style-name="ro6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1007"/>
        </table:table-row>
        <table:table-row table:style-name="ro9">
          <table:table-cell office:value-type="string">
            <text:p>t</text:p>
          </table:table-cell>
          <table:table-cell office:value-type="string">
            <text:p>ul</text:p>
          </table:table-cell>
          <table:table-cell office:value-type="string">
            <text:p>l</text:p>
          </table:table-cell>
          <table:table-cell office:value-type="string">
            <text:p>tul</text:p>
          </table:table-cell>
          <table:table-cell office:value-type="string">
            <text:p>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l</text:p>
          </table:table-cell>
          <table:table-cell office:value-type="string">
            <text:p>feed, bring up, foster</text:p>
          </table:table-cell>
          <table:table-cell table:number-columns-repeated="1013"/>
        </table:table-row>
        <table:table-row table:style-name="ro8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1007"/>
        </table:table-row>
        <table:table-row table:style-name="ro3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1007"/>
        </table:table-row>
        <table:table-row table:style-name="ro8">
          <table:table-cell office:value-type="string">
            <text:p>t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6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1007"/>
        </table:table-row>
        <table:table-row table:style-name="ro6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:(s)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1006"/>
        </table:table-row>
        <table:table-row table:style-name="ro8"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number-columns-repeated="4"/>
          <table:table-cell office:value-type="string">
            <text:p>kadʰuppa</text:p>
          </table:table-cell>
          <table:table-cell office:value-type="string">
            <text:p>blacksmith</text:p>
          </table:table-cell>
          <table:table-cell table:number-columns-repeated="1007"/>
        </table:table-row>
        <table:table-row table:style-name="ro3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1007"/>
        </table:table-row>
        <table:table-row table:style-name="ro6">
          <table:table-cell office:value-type="string">
            <text:p>t~t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1007"/>
        </table:table-row>
        <table:table-row table:style-name="ro3">
          <table:table-cell office:value-type="string">
            <text:p>tɕ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table:style-name="ce12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office:value-type="string">
            <text:p>samt</text:p>
          </table:table-cell>
          <table:table-cell office:value-type="string">
            <text:p>lose</text:p>
          </table:table-cell>
          <table:table-cell table:number-columns-repeated="4"/>
          <table:table-cell table:style-name="ce12" table:number-columns-repeated="2"/>
          <table:table-cell table:number-columns-repeated="1007"/>
        </table:table-row>
        <table:table-row table:style-name="ro3">
          <table:table-cell office:value-type="string">
            <text:p>tɕ</text:p>
          </table:table-cell>
          <table:table-cell office:value-type="string">
            <text:p>ɑn</text:p>
          </table:table-cell>
          <table:table-cell office:value-type="string">
            <text:p>n</text:p>
          </table:table-cell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1007"/>
        </table:table-row>
        <table:table-row table:style-name="ro6">
          <table:table-cell office:value-type="string">
            <text:p>tɕh</text:p>
          </table:table-cell>
          <table:table-cell office:value-type="string">
            <text:p>om</text:p>
          </table:table-cell>
          <table:table-cell office:value-type="string">
            <text:p>m</text:p>
          </table:table-cell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1007"/>
        </table:table-row>
        <table:table-row table:style-name="ro3">
          <table:table-cell office:value-type="string">
            <text:p>th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tho</text:p>
          </table:table-cell>
          <table:table-cell office:value-type="string">
            <text:p>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wa</text:p>
          </table:table-cell>
          <table:table-cell office:value-type="string">
            <text:p>hear, smell</text:p>
          </table:table-cell>
          <table:table-cell table:number-columns-repeated="1013"/>
        </table:table-row>
        <table:table-row table:style-name="ro6">
          <table:table-cell office:value-type="string">
            <text:p>th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thuk</text:p>
          </table:table-cell>
          <table:table-cell office:value-type="string">
            <text:p>spit at someone</text:p>
          </table:table-cell>
          <table:table-cell table:number-columns-repeated="4"/>
          <table:table-cell office:value-type="string">
            <text:p>tʰukma (tʰuktu)</text:p>
          </table:table-cell>
          <table:table-cell office:value-type="string">
            <text:p>to spit at someone</text:p>
          </table:table-cell>
          <table:table-cell table:number-columns-repeated="1007"/>
        </table:table-row>
        <table:table-row table:style-name="ro6">
          <table:table-cell office:value-type="string">
            <text:p>th</text:p>
          </table:table-cell>
          <table:table-cell office:value-type="string">
            <text:p>e/a</text:p>
          </table:table-cell>
          <table:table-cell office:value-type="string">
            <text:p>m</text:p>
          </table:table-cell>
          <table:table-cell table:style-name="ce25" office:value-type="string">
            <text:p>thɛm</text:p>
          </table:table-cell>
          <table:table-cell office:value-type="string">
            <text:p>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number-columns-repeated="8"/>
          <table:table-cell table:style-name="ce13"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1007"/>
        </table:table-row>
        <table:table-row table:style-name="ro9">
          <table:table-cell office:value-type="string">
            <text:p>th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6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1007"/>
        </table:table-row>
        <table:table-row table:style-name="ro7">
          <table:table-cell office:value-type="string">
            <text:p>th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1007"/>
        </table:table-row>
        <table:table-row table:style-name="ro9">
          <table:table-cell office:value-type="string">
            <text:p>th</text:p>
          </table:table-cell>
          <table:table-cell office:value-type="string">
            <text:p>uk</text:p>
          </table:table-cell>
          <table:table-cell office:value-type="string">
            <text:p>ŋ/k</text:p>
          </table:table-cell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1011"/>
        </table:table-row>
        <table:table-row table:style-name="ro3">
          <table:table-cell office:value-type="string">
            <text:p>th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rtogs</text:p>
          </table:table-cell>
          <table:table-cell table:number-columns-repeated="1006"/>
        </table:table-row>
        <table:table-row table:style-name="ro10">
          <table:table-cell office:value-type="string">
            <text:p>th</text:p>
          </table:table-cell>
          <table:table-cell office:value-type="string">
            <text:p>ar</text:p>
          </table:table-cell>
          <table:table-cell office:value-type="string">
            <text:p>r</text:p>
          </table:table-cell>
          <table:table-cell table:number-columns-repeated="6"/>
          <table:table-cell table:style-name="ce13" office:value-type="string">
            <text:p>thar</text:p>
          </table:table-cell>
          <table:table-cell office:value-type="string">
            <text:p>bring sth in an upright position by resting it against smth else</text:p>
          </table:table-cell>
          <table:table-cell table:style-name="Default" table:number-columns-repeated="2"/>
          <table:table-cell table:number-columns-repeated="2"/>
          <table:table-cell office:value-type="string">
            <text:p>tʰanma (tʰantu)</text:p>
          </table:table-cell>
          <table:table-cell office:value-type="string">
            <text:p>to make stand</text:p>
          </table:table-cell>
          <table:table-cell table:number-columns-repeated="1007"/>
        </table:table-row>
        <table:table-row table:style-name="ro9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1007"/>
        </table:table-row>
        <table:table-row table:style-name="ro3">
          <table:table-cell office:value-type="string">
            <text:p>tr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table:number-columns-repeated="12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 table:number-columns-repeated="1005"/>
        </table:table-row>
        <table:table-row table:style-name="ro6">
          <table:table-cell office:value-type="string">
            <text:p>ts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1011"/>
        </table:table-row>
        <table:table-row table:style-name="ro7">
          <table:table-cell office:value-type="string">
            <text:p>ts</text:p>
          </table:table-cell>
          <table:table-cell office:value-type="string">
            <text:p>ik</text:p>
          </table:table-cell>
          <table:table-cell office:value-type="string">
            <text:p>k</text:p>
          </table:table-cell>
          <table:table-cell office:value-type="string">
            <text:p>ʦik</text:p>
          </table:table-cell>
          <table:table-cell office:value-type="string">
            <text:p>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k</text:p>
          </table:table-cell>
          <table:table-cell office:value-type="string">
            <text:p>be spoilt (of an egg)</text:p>
          </table:table-cell>
          <table:table-cell table:number-columns-repeated="1013"/>
        </table:table-row>
        <table:table-row table:style-name="ro6">
          <table:table-cell office:value-type="string">
            <text:p>ts</text:p>
          </table:table-cell>
          <table:table-cell office:value-type="string">
            <text:p>o/uk</text:p>
          </table:table-cell>
          <table:table-cell office:value-type="string">
            <text:p>k</text:p>
          </table:table-cell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11"/>
        </table:table-row>
        <table:table-row table:style-name="ro3">
          <table:table-cell office:value-type="string">
            <text:p>ts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1011"/>
        </table:table-row>
        <table:table-row table:style-name="ro6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8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ʦ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kt</text:p>
          </table:table-cell>
          <table:table-cell office:value-type="string">
            <text:p>find out</text:p>
          </table:table-cell>
          <table:table-cell table:number-columns-repeated="1013"/>
        </table:table-row>
        <table:table-row table:style-name="ro7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uk</text:p>
          </table:table-cell>
          <table:table-cell office:value-type="string">
            <text:p>kt</text:p>
          </table:table-cell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11"/>
        </table:table-row>
        <table:table-row table:style-name="ro6">
          <table:table-cell office:value-type="string">
            <text:p>ts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i:m/p</text:p>
          </table:table-cell>
          <table:table-cell office:value-type="string">
            <text:p>m/p</text:p>
          </table:table-cell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1011"/>
        </table:table-row>
        <table:table-row table:style-name="ro6">
          <table:table-cell office:value-type="string">
            <text:p>ts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cut and slice</text:p>
          </table:table-cell>
          <table:table-cell table:number-columns-repeated="1013"/>
        </table:table-row>
        <table:table-row table:style-name="ro3">
          <table:table-cell office:value-type="string">
            <text:p>ts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be able</text:p>
          </table:table-cell>
          <table:table-cell table:number-columns-repeated="1013"/>
        </table:table-row>
        <table:table-row table:style-name="ro3">
          <table:table-cell office:value-type="string">
            <text:p>ts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leak</text:p>
          </table:table-cell>
          <table:table-cell table:number-columns-repeated="1013"/>
        </table:table-row>
        <table:table-row table:style-name="ro6">
          <table:table-cell office:value-type="string">
            <text:p>ts</text:p>
          </table:table-cell>
          <table:table-cell office:value-type="string">
            <text:p>ipt</text:p>
          </table:table-cell>
          <table:table-cell office:value-type="string">
            <text:p>p</text:p>
          </table:table-cell>
          <table:table-cell office:value-type="string">
            <text:p>ʦipt</text:p>
          </table:table-cell>
          <table:table-cell office:value-type="string">
            <text:p>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mt</text:p>
          </table:table-cell>
          <table:table-cell office:value-type="string">
            <text:p>to press on, crush</text:p>
          </table:table-cell>
          <table:table-cell table:number-columns-repeated="1013"/>
        </table:table-row>
        <table:table-row table:style-name="ro6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rt</text:p>
          </table:table-cell>
          <table:table-cell office:value-type="string">
            <text:p>soak with urine</text:p>
          </table:table-cell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pour out</text:p>
          </table:table-cell>
          <table:table-cell table:number-columns-repeated="1013"/>
        </table:table-row>
        <table:table-row table:style-name="ro6">
          <table:table-cell office:value-type="string">
            <text:p>ts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erect a wall</text:p>
          </table:table-cell>
          <table:table-cell table:number-columns-repeated="1013"/>
        </table:table-row>
        <table:table-row table:style-name="ro6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1007"/>
        </table:table-row>
        <table:table-row table:style-name="ro8">
          <table:table-cell office:value-type="string">
            <text:p>t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</text:p>
          </table:table-cell>
          <table:table-cell office:value-type="string">
            <text:p>be hot, spicy</text:p>
          </table:table-cell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11"/>
        </table:table-row>
        <table:table-row table:style-name="ro3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teach</text:p>
          </table:table-cell>
          <table:table-cell table:number-columns-repeated="4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1007"/>
        </table:table-row>
        <table:table-row table:style-name="ro10">
          <table:table-cell office:value-type="string">
            <text:p>tsh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1006"/>
        </table:table-row>
        <table:table-row table:style-name="ro3">
          <table:table-cell office:value-type="string">
            <text:p>tsh</text:p>
          </table:table-cell>
          <table:table-cell office:value-type="string">
            <text:p>us</text:p>
          </table:table-cell>
          <table:table-cell office:value-type="string">
            <text:p>s</text:p>
          </table:table-cell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11"/>
        </table:table-row>
        <table:table-row table:style-name="ro6">
          <table:table-cell office:value-type="string">
            <text:p>tsh/dz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1009"/>
        </table:table-row>
        <table:table-row table:style-name="ro8">
          <table:table-cell office:value-type="string">
            <text:p>w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  <table:table-cell table:number-columns-repeated="1004"/>
        </table:table-row>
        <table:table-row table:style-name="ro6">
          <table:table-cell office:value-type="string">
            <text:p>w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1007"/>
        </table:table-row>
        <table:table-row table:style-name="ro18">
          <table:table-cell office:value-type="string">
            <text:p>w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 table:number-columns-repeated="1005"/>
        </table:table-row>
        <table:table-row table:style-name="ro13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28" office:value-type="string">
            <text:p>ema (<text:span text:style-name="T1">esa</text:span><text:span text:style-name="T2">)</text:span></text:p>
          </table:table-cell>
          <table:table-cell office:value-type="string">
            <text:p>defecate</text:p>
          </table:table-cell>
          <table:table-cell table:number-columns-repeated="1007"/>
        </table:table-row>
        <table:table-row table:style-name="ro9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  <table:table-cell table:number-columns-repeated="1004"/>
        </table:table-row>
        <table:table-row table:style-name="ro7">
          <table:table-cell office:value-type="string">
            <text:p>ʔ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1007"/>
        </table:table-row>
        <table:table-row table:style-name="ro9">
          <table:table-cell office:value-type="string">
            <text:p>ʔ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table:style-name="ce25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  <table:table-cell table:number-columns-repeated="1004"/>
        </table:table-row>
        <table:table-row table:style-name="ro8">
          <table:table-cell office:value-type="string">
            <text:p>ʔ</text:p>
          </table:table-cell>
          <table:table-cell office:value-type="string">
            <text:p>e/am</text:p>
          </table:table-cell>
          <table:table-cell office:value-type="string">
            <text:p>m</text:p>
          </table:table-cell>
          <table:table-cell office:value-type="string">
            <text:p>ʔ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1009"/>
        </table:table-row>
        <table:table-row table:style-name="ro9">
          <table:table-cell office:value-type="string">
            <text:p>ʔ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1007"/>
        </table:table-row>
        <table:table-row table:style-name="ro7">
          <table:table-cell office:value-type="string">
            <text:p>ʔ</text:p>
          </table:table-cell>
          <table:table-cell office:value-type="string">
            <text:p>unt</text:p>
          </table:table-cell>
          <table:table-cell office:value-type="string">
            <text:p>nt ~tt</text:p>
          </table:table-cell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11"/>
        </table:table-row>
        <table:table-row table:style-name="ro3">
          <table:table-cell office:value-type="string">
            <text:p>ʔ</text:p>
          </table:table-cell>
          <table:table-cell office:value-type="string">
            <text:p>iŋ/k</text:p>
          </table:table-cell>
          <table:table-cell office:value-type="string">
            <text:p>ŋ/k</text:p>
          </table:table-cell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1011"/>
        </table:table-row>
        <table:table-row table:style-name="ro8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1007"/>
        </table:table-row>
        <table:table-row table:style-name="ro3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1007"/>
        </table:table-row>
        <table:table-row table:style-name="ro6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table:number-columns-repeated="2"/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 table:number-columns-repeated="1005"/>
        </table:table-row>
        <table:table-row table:style-name="ro17">
          <table:table-cell office:value-type="string">
            <text:p>ʔ</text:p>
          </table:table-cell>
          <table:table-cell office:value-type="string">
            <text:p>ɔr</text:p>
          </table:table-cell>
          <table:table-cell office:value-type="string">
            <text:p>r</text:p>
          </table:table-cell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4"/>
          <table:table-cell table:style-name="ce29" office:value-type="string">
            <text:p>ɔˀr </text:p>
          </table:table-cell>
          <table:table-cell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4"/>
        </table:table-row>
        <table:table-row table:style-name="ro3">
          <table:table-cell office:value-type="string">
            <text:p>ʔ</text:p>
          </table:table-cell>
          <table:table-cell office:value-type="string">
            <text:p>a/et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1007"/>
        </table:table-row>
        <table:table-row table:style-name="ro3">
          <table:table-cell office:value-type="string">
            <text:p>ʔŋ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ŋol</text:p>
          </table:table-cell>
          <table:table-cell office:value-type="string">
            <text:p>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walt</text:p>
          </table:table-cell>
          <table:table-cell office:value-type="string">
            <text:p>mix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a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de</text:p>
          </table:table-cell>
          <table:table-cell office:value-type="string">
            <text:p>say, quote, relate</text:p>
          </table:table-cell>
          <table:table-cell table:number-columns-repeated="1013"/>
        </table:table-row>
        <table:table-row table:style-name="ro6">
          <table:table-cell table:number-columns-repeated="15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 table:number-columns-repeated="1005"/>
        </table:table-row>
        <table:table-row table:style-name="ro6">
          <table:table-cell table:number-columns-repeated="3"/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11"/>
          <table:table-cell office:value-type="string">
            <text:p>pu ou spɯ</text:p>
          </table:table-cell>
          <table:table-cell table:number-columns-repeated="1005"/>
        </table:table-row>
        <table:table-row table:style-name="ro8">
          <table:table-cell table:number-columns-repeated="3"/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11"/>
          <table:table-cell office:value-type="string">
            <text:p>raʁ</text:p>
          </table:table-cell>
          <table:table-cell table:number-columns-repeated="1005"/>
        </table:table-row>
        <table:table-row table:style-name="ro9">
          <table:table-cell table:number-columns-repeated="3"/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4"/>
          <table:table-cell table:style-name="ce24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1007"/>
        </table:table-row>
        <table:table-row table:style-name="ro9">
          <table:table-cell/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1011"/>
        </table:table-row>
        <table:table-row table:style-name="ro6">
          <table:table-cell table:number-columns-repeated="11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 table:number-columns-repeated="1005"/>
        </table:table-row>
        <table:table-row table:style-name="ro3">
          <table:table-cell table:number-columns-repeated="3"/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toks</text:p>
          </table:table-cell>
          <table:table-cell office:value-type="string">
            <text:p>plough</text:p>
          </table:table-cell>
          <table:table-cell table:style-name="ce33"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1007"/>
        </table:table-row>
        <table:table-row table:style-name="ro6">
          <table:table-cell table:number-columns-repeated="9"/>
          <table:table-cell office:value-type="string">
            <text:p>li</text:p>
          </table:table-cell>
          <table:table-cell office:value-type="string">
            <text:p>weigh, be heavy</text:p>
          </table:table-cell>
          <table:table-cell table:number-columns-repeated="6"/>
          <table:table-cell office:value-type="string">
            <text:p>ldʑid.po</text:p>
          </table:table-cell>
          <table:table-cell office:value-type="string">
            <text:p>rʑi</text:p>
          </table:table-cell>
          <table:table-cell table:number-columns-repeated="1005"/>
        </table:table-row>
        <table:table-row table:style-name="ro7">
          <table:table-cell table:number-columns-repeated="3"/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kʰrid</text:p>
          </table:table-cell>
          <table:table-cell table:number-columns-repeated="1006"/>
        </table:table-row>
        <table:table-row table:style-name="ro7">
          <table:table-cell table:number-columns-repeated="3"/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1007"/>
        </table:table-row>
        <table:table-row table:style-name="ro6">
          <table:table-cell table:number-columns-repeated="3"/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1007"/>
        </table:table-row>
        <table:table-row table:style-name="ro8">
          <table:table-cell table:number-columns-repeated="3"/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26" office:value-type="string">
            <text:p>ɦel</text:p>
          </table:table-cell>
          <table:table-cell table:style-name="ce26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<text:s/>&lt; Nepali helnu</text:p>
          </table:table-cell>
          <table:table-cell table:number-columns-repeated="1004"/>
        </table:table-row>
        <table:table-row table:style-name="ro19">
          <table:table-cell table:number-columns-repeated="11"/>
          <table:table-cell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2"/>
          <table:table-cell office:value-type="string">
            <text:p>dʰamma (dʰamsu)</text:p>
          </table:table-cell>
          <table:table-cell office:value-type="string">
            <text:p>to throw to the ground.</text:p>
          </table:table-cell>
          <table:table-cell table:number-columns-repeated="1007"/>
        </table:table-row>
        <table:table-row table:style-name="ro7">
          <table:table-cell table:number-columns-repeated="3"/>
          <table:table-cell table:style-name="ce25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25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1011"/>
        </table:table-row>
        <table:table-row table:style-name="ro6">
          <table:table-cell table:number-columns-repeated="15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noŋs</text:p>
          </table:table-cell>
          <table:table-cell table:number-columns-repeated="1006"/>
        </table:table-row>
        <table:table-row table:style-name="ro6">
          <table:table-cell table:number-columns-repeated="11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  <table:table-cell table:number-columns-repeated="1004"/>
        </table:table-row>
        <table:table-row table:style-name="ro9">
          <table:table-cell table:number-columns-repeated="3"/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4"/>
          <table:table-cell table:style-name="ce29"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2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1007"/>
        </table:table-row>
        <table:table-row table:style-name="ro15">
          <table:table-cell office:value-type="string">
            <text:p>ʔm</text:p>
          </table:table-cell>
          <table:table-cell office:value-type="string">
            <text:p>i</text:p>
          </table:table-cell>
          <table:table-cell office:value-type="string">
            <text:p>mt</text:p>
          </table:table-cell>
          <table:table-cell office:value-type="string">
            <text:p>mimt</text:p>
          </table:table-cell>
          <table:table-cell office:value-type="string">
            <text:p>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imt</text:p>
          </table:table-cell>
          <table:table-cell office:value-type="string">
            <text:p>remember</text:p>
          </table:table-cell>
          <table:table-cell table:number-columns-repeated="1013"/>
        </table:table-row>
        <table:table-row table:style-name="ro11">
          <table:table-cell table:number-columns-repeated="9"/>
          <table:table-cell office:value-type="string">
            <text:p>dukt</text:p>
          </table:table-cell>
          <table:table-cell office:value-type="string">
            <text:p>shake, intoxicate</text:p>
          </table:table-cell>
          <table:table-cell office:value-type="string">
            <text:p>tuk</text:p>
          </table:table-cell>
          <table:table-cell office:value-type="string">
            <text:p>XX</text:p>
          </table:table-cell>
          <table:table-cell table:number-columns-repeated="1011"/>
        </table:table-row>
        <table:table-row table:style-name="ro11" table:number-rows-repeated="6524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column table:style-name="co1" table:number-columns-repeated="3" table:default-cell-style-name="ce14"/>
        <table:table-column table:style-name="co2" table:default-cell-style-name="ce14"/>
        <table:table-column table:style-name="co1" table:default-cell-style-name="ce1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2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6"/>
          <table:table-cell office:value-type="string">
            <text:p>kg</text:p>
          </table:table-cell>
          <table:table-cell table:style-name="ce14" office:value-type="string">
            <text:p>lb</text:p>
          </table:table-cell>
          <table:table-cell table:style-name="ce14" office:value-type="string">
            <text:p>bt</text:p>
          </table:table-cell>
          <table:table-cell table:style-name="ce16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2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2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16"/>
          <table:table-cell table:number-columns-repeated="2" office:value-type="string">
            <text:p>ont</text:p>
          </table:table-cell>
          <table:table-cell/>
          <table:table-cell table:style-name="ce16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2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6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21" office:value-type="string">
            <text:p>ponma (poya</text:p>
          </table:table-cell>
        </table:table-row>
        <table:table-row table:style-name="ro12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6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2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16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22" office:value-type="string">
            <text:p>bʰokma (bʰoktu)</text:p>
          </table:table-cell>
        </table:table-row>
        <table:table-row table:style-name="ro12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16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2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16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16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2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uŋ</text:p>
          </table:table-cell>
          <table:table-cell table:number-columns-repeated="2" table:style-name="ce14" office:value-type="string">
            <text:p>uŋ</text:p>
          </table:table-cell>
          <table:table-cell table:style-name="ce16"/>
          <table:table-cell table:style-name="ce14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2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16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14" office:value-type="string">
            <text:p>patma, para / butma (buttu) « to call »</text:p>
          </table:table-cell>
        </table:table-row>
        <table:table-row table:style-name="ro12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2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16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2">
          <table:table-cell/>
          <table:table-cell office:value-type="string">
            <text:p>d</text:p>
          </table:table-cell>
          <table:table-cell table:style-name="ce15" office:value-type="string">
            <text:p>t</text:p>
          </table:table-cell>
          <table:table-cell office:value-type="string">
            <text:p>t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16"/>
          <table:table-cell table:style-name="ce14" office:value-type="string">
            <text:p>dok</text:p>
          </table:table-cell>
          <table:table-cell office:value-type="string">
            <text:p>be enough</text:p>
          </table:table-cell>
          <table:table-cell table:style-name="ce15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2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6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16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2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6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16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2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16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2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6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2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16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2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16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2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16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15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2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16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16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2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16"/>
          <table:table-cell table:number-columns-repeated="3" office:value-type="string">
            <text:p>a</text:p>
          </table:table-cell>
          <table:table-cell table:style-name="ce16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2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16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2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16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2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16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2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16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2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ŋ</text:p>
          </table:table-cell>
          <table:table-cell table:style-name="ce14" office:value-type="string">
            <text:p>uŋ</text:p>
          </table:table-cell>
          <table:table-cell/>
          <table:table-cell table:style-name="ce16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2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16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2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6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16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2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table:style-name="ce15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2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6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2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6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2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16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2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16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2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16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2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16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6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6"/>
          <table:table-cell table:style-name="ce14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16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table:number-columns-repeated="2" office:value-type="string">
            <text:p>a</text:p>
          </table:table-cell>
          <table:table-cell/>
          <table:table-cell table:style-name="ce16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16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16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6"/>
          <table:table-cell table:style-name="ce14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6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16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4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a</text:p>
          </table:table-cell>
          <table:table-cell table:number-columns-repeated="2"/>
          <table:table-cell table:style-name="ce16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19"/>
          <table:table-cell table:style-name="ce19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16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16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16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16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table:number-columns-repeated="2" office:value-type="string">
            <text:p>um</text:p>
          </table:table-cell>
          <table:table-cell/>
          <table:table-cell table:style-name="ce16"/>
          <table:table-cell table:style-name="ce14" office:value-type="string">
            <text:p>ɦuŋ</text:p>
          </table:table-cell>
          <table:table-cell office:value-type="string">
            <text:p>wait for</text:p>
          </table:table-cell>
          <table:table-cell table:style-name="ce20"/>
          <table:table-cell office:value-type="string">
            <text:p>huŋma (huŋu)</text:p>
          </table:table-cell>
        </table:table-row>
        <table:table-row table:style-name="ro12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16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2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16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16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6"/>
          <table:table-cell/>
          <table:table-cell table:number-columns-repeated="2" office:value-type="string">
            <text:p>uŋ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16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2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4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16"/>
          <table:table-cell table:number-columns-repeated="2"/>
          <table:table-cell office:value-type="string">
            <text:p>uk</text:p>
          </table:table-cell>
          <table:table-cell table:style-name="ce16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19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16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6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16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16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 table:number-columns-repeated="2"/>
          <table:table-cell table:style-name="ce16"/>
          <table:table-cell office:value-type="string">
            <text:p>u</text:p>
          </table:table-cell>
          <table:table-cell/>
          <table:table-cell table:style-name="ce14" office:value-type="string">
            <text:p>u</text:p>
          </table:table-cell>
          <table:table-cell table:style-name="ce16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16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a</text:p>
          </table:table-cell>
          <table:table-cell table:number-columns-repeated="2"/>
          <table:table-cell table:style-name="ce16"/>
          <table:table-cell table:style-name="ce14" office:value-type="string">
            <text:p>kur</text:p>
          </table:table-cell>
          <table:table-cell office:value-type="string">
            <text:p>carry</text:p>
          </table:table-cell>
          <table:table-cell table:style-name="ce18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16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4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16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19" office:value-type="string">
            <text:p>kapma, <text:span text:style-name="T1">kaptu</text:span>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16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21" office:value-type="string">
            <text:p>kʰonma, kʰonta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2">
          <table:table-cell/>
          <table:table-cell table:number-columns-repeated="3" office:value-type="string">
            <text:p>kh</text:p>
          </table:table-cell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6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16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table:number-columns-repeated="2" office:value-type="string">
            <text:p>iŋ</text:p>
          </table:table-cell>
          <table:table-cell/>
          <table:table-cell table:style-name="ce16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 table:number-columns-repeated="2"/>
          <table:table-cell table:style-name="ce16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16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16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14" office:value-type="string">
            <text:p>kʰonma (kʰolu)</text:p>
          </table:table-cell>
        </table:table-row>
        <table:table-row table:style-name="ro12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16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2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16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2">
          <table:table-cell/>
          <table:table-cell table:number-columns-repeated="3" office:value-type="string">
            <text:p>l</text:p>
          </table:table-cell>
          <table:table-cell table:style-name="ce16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16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table:number-columns-repeated="3" office:value-type="string">
            <text:p>uk</text:p>
          </table:table-cell>
          <table:table-cell table:style-name="ce16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ɛ</text:p>
          </table:table-cell>
          <table:table-cell table:number-columns-repeated="2"/>
          <table:table-cell table:style-name="ce16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16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16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16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2">
          <table:table-cell/>
          <table:table-cell table:number-columns-repeated="2" office:value-type="string">
            <text:p>l</text:p>
          </table:table-cell>
          <table:table-cell/>
          <table:table-cell table:style-name="ce16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16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16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6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2">
          <table:table-cell/>
          <table:table-cell table:number-columns-repeated="2" office:value-type="string">
            <text:p>l</text:p>
          </table:table-cell>
          <table:table-cell/>
          <table:table-cell table:style-name="ce16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16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16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2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16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16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2">
          <table:table-cell/>
          <table:table-cell table:number-columns-repeated="2" office:value-type="string">
            <text:p>m</text:p>
          </table:table-cell>
          <table:table-cell/>
          <table:table-cell table:style-name="ce16"/>
          <table:table-cell/>
          <table:table-cell table:number-columns-repeated="2" office:value-type="string">
            <text:p>akt</text:p>
          </table:table-cell>
          <table:table-cell table:style-name="ce16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2">
          <table:table-cell/>
          <table:table-cell office:value-type="string">
            <text:p>m</text:p>
          </table:table-cell>
          <table:table-cell table:number-columns-repeated="2"/>
          <table:table-cell table:style-name="ce16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16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2">
          <table:table-cell/>
          <table:table-cell table:number-columns-repeated="3" office:value-type="string">
            <text:p>m</text:p>
          </table:table-cell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6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2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16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2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16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2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16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2">
          <table:table-cell/>
          <table:table-cell table:number-columns-repeated="3" office:value-type="string">
            <text:p>n</text:p>
          </table:table-cell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16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2">
          <table:table-cell/>
          <table:table-cell table:number-columns-repeated="3" office:value-type="string">
            <text:p>n</text:p>
          </table:table-cell>
          <table:table-cell table:style-name="ce16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16"/>
          <table:table-cell table:style-name="ce14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2">
          <table:table-cell/>
          <table:table-cell table:number-columns-repeated="3" office:value-type="string">
            <text:p>n</text:p>
          </table:table-cell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16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8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2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16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6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16"/>
          <table:table-cell table:style-name="ce17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6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16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2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16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2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16"/>
          <table:table-cell table:style-name="ce15" office:value-type="string">
            <text:p>pott</text:p>
          </table:table-cell>
          <table:table-cell office:value-type="string">
            <text:p>blossom</text:p>
          </table:table-cell>
          <table:table-cell table:style-name="ce15"/>
          <table:table-cell office:value-type="string">
            <text:p>batma, bara</text:p>
          </table:table-cell>
        </table:table-row>
        <table:table-row table:style-name="ro1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6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16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2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16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2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6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16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2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16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2">
          <table:table-cell/>
          <table:table-cell table:number-columns-repeated="2" office:value-type="string">
            <text:p>ph</text:p>
          </table:table-cell>
          <table:table-cell/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16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2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23" office:value-type="string">
            <text:p>pʰama (pʰasu)</text:p>
          </table:table-cell>
        </table:table-row>
        <table:table-row table:style-name="ro12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16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16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2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16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16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16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16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2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16"/>
          <table:table-cell table:style-name="ce14" office:value-type="string">
            <text:p>ruŋt</text:p>
          </table:table-cell>
          <table:table-cell office:value-type="string">
            <text:p>tremble, shiver</text:p>
          </table:table-cell>
          <table:table-cell table:style-name="ce15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16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/>
          <table:table-cell table:number-columns-repeated="2" office:value-type="string">
            <text:p>ak</text:p>
          </table:table-cell>
          <table:table-cell table:style-name="ce16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2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2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16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16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16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s</text:p>
          </table:table-cell>
          <table:table-cell table:style-name="ce16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16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2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16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16"/>
          <table:table-cell table:style-name="ce15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2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16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16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6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16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16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16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16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16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16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16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16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16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6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16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 table:number-columns-repeated="2"/>
          <table:table-cell table:style-name="ce16"/>
          <table:table-cell office:value-type="string">
            <text:p>u</text:p>
          </table:table-cell>
          <table:table-cell/>
          <table:table-cell table:style-name="ce14" office:value-type="string">
            <text:p>u</text:p>
          </table:table-cell>
          <table:table-cell table:style-name="ce16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6"/>
          <table:table-cell table:number-columns-repeated="2" office:value-type="string">
            <text:p>a</text:p>
          </table:table-cell>
          <table:table-cell/>
          <table:table-cell table:style-name="ce16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2">
          <table:table-cell/>
          <table:table-cell table:number-columns-repeated="2" office:value-type="string">
            <text:p>th</text:p>
          </table:table-cell>
          <table:table-cell/>
          <table:table-cell table:style-name="ce16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16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2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2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16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6"/>
          <table:table-cell table:style-name="ce15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16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16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16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16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16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16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16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16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6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6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6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16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2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16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16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8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2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6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2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16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2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2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aŋ</text:p>
          </table:table-cell>
          <table:table-cell table:style-name="ce14" office:value-type="string">
            <text:p>aŋt</text:p>
          </table:table-cell>
          <table:table-cell/>
          <table:table-cell table:style-name="ce16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2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16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2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16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/>
          <table:table-cell table:number-columns-repeated="2" office:value-type="string">
            <text:p>aŋ</text:p>
          </table:table-cell>
          <table:table-cell table:style-name="ce16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16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6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16"/>
          <table:table-cell table:style-name="ce15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16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16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16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8" office:value-type="string">
            <text:p>ɔˀr</text:p>
          </table:table-cell>
          <table:table-cell/>
        </table:table-row>
        <table:table-row table:style-name="ro4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19" office:value-type="string">
            <text:p>ema (<text:span text:style-name="T1">esa</text:span><text:span text:style-name="T2">)</text:span></text:p>
          </table:table-cell>
        </table:table-row>
        <table:table-row table:style-name="ro1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16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16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6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16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16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table:number-columns-repeated="2" office:value-type="string">
            <text:p>i</text:p>
          </table:table-cell>
          <table:table-cell/>
          <table:table-cell table:style-name="ce16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16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2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6"/>
          <table:table-cell/>
          <table:table-cell table:number-columns-repeated="2" office:value-type="string">
            <text:p>apt</text:p>
          </table:table-cell>
          <table:table-cell table:style-name="ce16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2">
          <table:table-cell table:number-columns-repeated="4"/>
          <table:table-cell table:style-name="ce16"/>
          <table:table-cell table:number-columns-repeated="3"/>
          <table:table-cell table:style-name="ce16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t</text:p>
          </table:table-cell>
          <table:table-cell table:style-name="ce16"/>
          <table:table-cell office:value-type="string">
            <text:p>it</text:p>
          </table:table-cell>
          <table:table-cell table:number-columns-repeated="2"/>
          <table:table-cell table:style-name="ce16"/>
          <table:table-cell table:number-columns-repeated="3"/>
          <table:table-cell office:value-type="string">
            <text:p>tukma, tu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th</text:p>
          </table:table-cell>
          <table:table-cell table:style-name="ce16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16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16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2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6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16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k</text:p>
          </table:table-cell>
          <table:table-cell table:style-name="ce16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16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2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16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16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l</text:p>
          </table:table-cell>
          <table:table-cell table:style-name="ce16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16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w</text:p>
          </table:table-cell>
          <table:table-cell table:style-name="ce16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16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16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l</text:p>
          </table:table-cell>
          <table:table-cell table:style-name="ce16"/>
          <table:table-cell office:value-type="string">
            <text:p>opt</text:p>
          </table:table-cell>
          <table:table-cell table:number-columns-repeated="2" table:style-name="ce14" office:value-type="string">
            <text:p>opt</text:p>
          </table:table-cell>
          <table:table-cell table:style-name="ce16"/>
          <table:table-cell table:style-name="ce18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c</text:p>
          </table:table-cell>
          <table:table-cell table:style-name="ce16"/>
          <table:table-cell office:value-type="string">
            <text:p>ok</text:p>
          </table:table-cell>
          <table:table-cell table:style-name="ce15" office:value-type="string">
            <text:p>ɛkt</text:p>
          </table:table-cell>
          <table:table-cell office:value-type="string">
            <text:p>ak</text:p>
          </table:table-cell>
          <table:table-cell table:style-name="ce16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2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16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16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2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16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16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4">
          <table:table-cell table:number-columns-repeated="2"/>
          <table:table-cell table:number-columns-repeated="2" office:value-type="string">
            <text:p>h</text:p>
          </table:table-cell>
          <table:table-cell table:style-name="ce16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16"/>
          <table:table-cell table:number-columns-repeated="2"/>
          <table:table-cell office:value-type="string">
            <text:p>hiŋ</text:p>
          </table:table-cell>
          <table:table-cell table:style-name="ce19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m</text:p>
          </table:table-cell>
          <table:table-cell table:style-name="ce16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16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m</text:p>
          </table:table-cell>
          <table:table-cell table:style-name="ce16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16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2" table:number-rows-repeated="65336">
          <table:table-cell table:number-columns-repeated="13"/>
        </table:table-row>
        <table:table-row table:style-name="ro12">
          <table:table-cell table:number-columns-repeated="13"/>
        </table:table-row>
      </table:table>
      <table:table table:name="Feuille3" table:style-name="ta1" table:print="false">
        <table:table-column table:style-name="co1" table:default-cell-style-name="Default"/>
        <table:table-row table:style-name="ro12">
          <table:table-cell/>
        </table:table-row>
      </table:table>
      <table:database-ranges>
        <table:database-range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23/02/2016</text:date>, <text:time>23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23T23:25:20.07</dc:date>
    <meta:editing-duration>P1DT6H54M13S</meta:editing-duration>
    <meta:editing-cycles>299</meta:editing-cycles>
    <meta:generator>OpenOffice/4.0.1$Win32 OpenOffice.org_project/401m5$Build-9714</meta:generator>
    <dc:creator>Guillaume Jacques</dc:creator>
    <meta:document-statistic meta:table-count="3" meta:cell-count="4328" meta:object-count="0"/>
    <meta:user-defined meta:name="Info 1"/>
    <meta:user-defined meta:name="Info 2"/>
    <meta:user-defined meta:name="Info 3"/>
    <meta:user-defined meta:name="Info 4"/>
  </office:meta>
</office:document-meta>
</file>